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2D770FE3C7F8F7FFF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254cm" fo:margin-left="-0.75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5" style:family="table">
      <style:table-properties style:width="17.254cm" fo:margin-left="-0.751cm" fo:margin-top="0cm" fo:margin-bottom="0cm" table:align="left" style:writing-mode="lr-tb"/>
    </style:style>
    <style:style style:name="Tableau5.A" style:family="table-column">
      <style:table-column-properties style:column-width="0.746cm"/>
    </style:style>
    <style:style style:name="Tableau5.B" style:family="table-column">
      <style:table-column-properties style:column-width="5.006cm"/>
    </style:style>
    <style:style style:name="Tableau5.C" style:family="table-column">
      <style:table-column-properties style:column-width="10.806cm"/>
    </style:style>
    <style:style style:name="Tableau5.D" style:family="table-column">
      <style:table-column-properties style:column-width="0.697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.101cm" fo:padding-bottom="0cm" fo:border-left="1pt solid #d9d9d9" fo:border-right="1pt solid #d9d9d9" fo:border-top="1pt solid #d9d9d9" fo:border-bottom="none" style:writing-mode="lr-tb"/>
    </style:style>
    <style:style style:name="Tableau5.A5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5.D5" style:family="table-cell">
      <style:table-cell-properties style:vertical-align="middle" fo:background-color="transparent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5.A6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C12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" style:family="table">
      <style:table-properties style:width="17.254cm" fo:margin-left="-0.751cm" fo:margin-top="0cm" fo:margin-bottom="0cm" table:align="left" style:writing-mode="lr-tb"/>
    </style:style>
    <style:style style:name="Tableau6.A" style:family="table-column">
      <style:table-column-properties style:column-width="0.496cm"/>
    </style:style>
    <style:style style:name="Tableau6.B" style:family="table-column">
      <style:table-column-properties style:column-width="14.256cm"/>
    </style:style>
    <style:style style:name="Tableau6.C" style:family="table-column">
      <style:table-column-properties style:column-width="0.757cm"/>
    </style:style>
    <style:style style:name="Tableau6.D" style:family="table-column">
      <style:table-column-properties style:column-width="1.746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6.3" style:family="table-row">
      <style:table-row-properties style:min-row-height="0.499cm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6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6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7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8" style:family="table-row">
      <style:table-row-properties style:min-row-height="0.3cm" fo:keep-together="auto"/>
    </style:style>
    <style:style style:name="Tableau6.A8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8" style:family="table-cell">
      <style:table-cell-properties fo:padding-left="0.191cm" fo:padding-right="0.191cm" fo:padding-top="0.101cm" fo:padding-bottom="0cm" fo:border="none" style:writing-mode="lr-tb"/>
    </style:style>
    <style:style style:name="Tableau6.C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9" style:family="table-cell">
      <style:table-cell-properties fo:padding-left="0.191cm" fo:padding-right="0.191cm" fo:padding-top="0.101cm" fo:padding-bottom="0cm" fo:border="none" style:writing-mode="lr-tb"/>
    </style:style>
    <style:style style:name="Tableau6.C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A11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1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2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2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3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3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3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4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5" style:family="table-cell">
      <style:table-cell-properties fo:padding-left="0.191cm" fo:padding-right="0.191cm" fo:padding-top="0.101cm" fo:padding-bottom="0cm" fo:border="none" style:writing-mode="lr-tb"/>
    </style:style>
    <style:style style:name="Tableau6.B15" style:family="table-cell">
      <style:table-cell-properties fo:padding-left="0.191cm" fo:padding-right="0.191cm" fo:padding-top="0.101cm" fo:padding-bottom="0cm" fo:border="none" style:writing-mode="lr-tb"/>
    </style:style>
    <style:style style:name="Tableau6.C1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7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A18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9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20" style:family="table-cell">
      <style:table-cell-properties fo:padding-left="0.191cm" fo:padding-right="0.191cm" fo:padding-top="0.101cm" fo:padding-bottom="0cm" fo:border="none" style:writing-mode="lr-tb"/>
    </style:style>
    <style:style style:name="Tableau6.B20" style:family="table-cell">
      <style:table-cell-properties fo:padding-left="0.191cm" fo:padding-right="0.191cm" fo:padding-top="0.101cm" fo:padding-bottom="0cm" fo:border="none" style:writing-mode="lr-tb"/>
    </style:style>
    <style:style style:name="Tableau6.C20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21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2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3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3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4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8" style:family="table">
      <style:table-properties style:width="17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0.25cm"/>
    </style:style>
    <style:style style:name="Tableau8.C" style:family="table-column">
      <style:table-column-properties style:column-width="0.663cm"/>
    </style:style>
    <style:style style:name="Tableau8.D" style:family="table-column">
      <style:table-column-properties style:column-width="0.085cm"/>
    </style:style>
    <style:style style:name="Tableau8.E" style:family="table-column">
      <style:table-column-properties style:column-width="0.917cm"/>
    </style:style>
    <style:style style:name="Tableau8.F" style:family="table-column">
      <style:table-column-properties style:column-width="2.083cm"/>
    </style:style>
    <style:style style:name="Tableau8.H" style:family="table-column">
      <style:table-column-properties style:column-width="1cm"/>
    </style:style>
    <style:style style:name="Tableau8.I" style:family="table-column">
      <style:table-column-properties style:column-width="7.752cm"/>
    </style:style>
    <style:style style:name="Tableau8.1" style:family="table-row">
      <style:table-row-properties style:min-row-height="1.199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7cm" fo:keep-together="auto"/>
    </style:style>
    <style:style style:name="Tableau8.3" style:family="table-row">
      <style:table-row-properties style:min-row-height="0.644cm" fo:keep-together="auto"/>
    </style:style>
    <style:style style:name="Tableau8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7.999cm" fo:keep-together="auto"/>
    </style:style>
    <style:style style:name="Tableau8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8.7" style:family="table-row">
      <style:table-row-properties style:min-row-height="0.3cm" fo:keep-together="auto"/>
    </style:style>
    <style:style style:name="Tableau8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8" style:family="table-row">
      <style:table-row-properties style:min-row-height="0.466cm" fo:keep-together="auto"/>
    </style:style>
    <style:style style:name="Tableau8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9" style:family="table-row">
      <style:table-row-properties style:min-row-height="7.9cm" fo:keep-together="auto"/>
    </style:style>
    <style:style style:name="Tableau8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8.12" style:family="table-row">
      <style:table-row-properties style:min-row-height="5.001cm" fo:keep-together="auto"/>
    </style:style>
    <style:style style:name="Tableau8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8.13" style:family="table-row">
      <style:table-row-properties fo:keep-together="auto"/>
    </style:style>
    <style:style style:name="Tableau8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14" style:family="table-row">
      <style:table-row-properties fo:keep-together="auto"/>
    </style:style>
    <style:style style:name="Tableau8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15" style:family="table-row">
      <style:table-row-properties style:min-row-height="0.199cm" fo:keep-together="auto"/>
    </style:style>
    <style:style style:name="Tableau8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8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8.16" style:family="table-row">
      <style:table-row-properties style:min-row-height="0.801cm" fo:keep-together="auto"/>
    </style:style>
    <style:style style:name="Tableau8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8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8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8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8.D19" style:family="table-cell">
      <style:table-cell-properties fo:padding-left="0.191cm" fo:padding-right="0.191cm" fo:padding-top="0.101cm" fo:padding-bottom="0cm" fo:border="none" style:writing-mode="lr-tb"/>
    </style:style>
    <style:style style:name="Tableau8.F19" style:family="table-cell">
      <style:table-cell-properties fo:padding-left="0.191cm" fo:padding-right="0.191cm" fo:padding-top="0.101cm" fo:padding-bottom="0cm" fo:border="none" style:writing-mode="lr-tb"/>
    </style:style>
    <style:style style:name="Tableau8.H19" style:family="table-cell">
      <style:table-cell-properties fo:padding-left="0.191cm" fo:padding-right="0.191cm" fo:padding-top="0.101cm" fo:padding-bottom="0cm" fo:border="none" style:writing-mode="lr-tb"/>
    </style:style>
    <style:style style:name="Tableau8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8.20" style:family="table-row">
      <style:table-row-properties style:min-row-height="0.4cm" fo:keep-together="auto"/>
    </style:style>
    <style:style style:name="Tableau8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23" style:family="table-row">
      <style:table-row-properties style:min-row-height="4.001cm" fo:keep-together="auto"/>
    </style:style>
    <style:style style:name="Tableau8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5" style:family="table">
      <style:table-properties style:width="17.254cm" fo:margin-left="-0.751cm" fo:margin-top="0cm" fo:margin-bottom="0cm" fo:break-before="page" table:align="left" style:writing-mode="lr-tb"/>
    </style:style>
    <style:style style:name="Tableau15.A" style:family="table-column">
      <style:table-column-properties style:column-width="4.253cm"/>
    </style:style>
    <style:style style:name="Tableau15.B" style:family="table-column">
      <style:table-column-properties style:column-width="0.25cm"/>
    </style:style>
    <style:style style:name="Tableau15.C" style:family="table-column">
      <style:table-column-properties style:column-width="0.663cm"/>
    </style:style>
    <style:style style:name="Tableau15.D" style:family="table-column">
      <style:table-column-properties style:column-width="0.085cm"/>
    </style:style>
    <style:style style:name="Tableau15.E" style:family="table-column">
      <style:table-column-properties style:column-width="0.917cm"/>
    </style:style>
    <style:style style:name="Tableau15.F" style:family="table-column">
      <style:table-column-properties style:column-width="2.083cm"/>
    </style:style>
    <style:style style:name="Tableau15.H" style:family="table-column">
      <style:table-column-properties style:column-width="1cm"/>
    </style:style>
    <style:style style:name="Tableau15.I" style:family="table-column">
      <style:table-column-properties style:column-width="7.752cm"/>
    </style:style>
    <style:style style:name="Tableau15.1" style:family="table-row">
      <style:table-row-properties style:min-row-height="1.199cm" fo:keep-together="auto"/>
    </style:style>
    <style:style style:name="Tableau15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5.2" style:family="table-row">
      <style:table-row-properties style:min-row-height="0.7cm" fo:keep-together="auto"/>
    </style:style>
    <style:style style:name="Tableau15.3" style:family="table-row">
      <style:table-row-properties style:min-row-height="0.644cm" fo:keep-together="auto"/>
    </style:style>
    <style:style style:name="Tableau15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5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5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5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5.5" style:family="table-row">
      <style:table-row-properties fo:keep-together="auto"/>
    </style:style>
    <style:style style:name="Tableau15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6" style:family="table-row">
      <style:table-row-properties style:min-row-height="7.999cm" fo:keep-together="auto"/>
    </style:style>
    <style:style style:name="Tableau15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5.7" style:family="table-row">
      <style:table-row-properties style:min-row-height="0.3cm" fo:keep-together="auto"/>
    </style:style>
    <style:style style:name="Tableau15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8" style:family="table-row">
      <style:table-row-properties style:min-row-height="0.466cm" fo:keep-together="auto"/>
    </style:style>
    <style:style style:name="Tableau15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9" style:family="table-row">
      <style:table-row-properties style:min-row-height="7.9cm" fo:keep-together="auto"/>
    </style:style>
    <style:style style:name="Tableau1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10" style:family="table-row">
      <style:table-row-properties fo:keep-together="auto"/>
    </style:style>
    <style:style style:name="Tableau15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11" style:family="table-row">
      <style:table-row-properties fo:keep-together="auto"/>
    </style:style>
    <style:style style:name="Tableau15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5.12" style:family="table-row">
      <style:table-row-properties style:min-row-height="5.001cm" fo:keep-together="auto"/>
    </style:style>
    <style:style style:name="Tableau15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5.13" style:family="table-row">
      <style:table-row-properties fo:keep-together="auto"/>
    </style:style>
    <style:style style:name="Tableau15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14" style:family="table-row">
      <style:table-row-properties fo:keep-together="auto"/>
    </style:style>
    <style:style style:name="Tableau15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15" style:family="table-row">
      <style:table-row-properties style:min-row-height="0.199cm" fo:keep-together="auto"/>
    </style:style>
    <style:style style:name="Tableau15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5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5.16" style:family="table-row">
      <style:table-row-properties style:min-row-height="0.801cm" fo:keep-together="auto"/>
    </style:style>
    <style:style style:name="Tableau15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5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5.17" style:family="table-row">
      <style:table-row-properties fo:keep-together="auto"/>
    </style:style>
    <style:style style:name="Tableau15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5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D19" style:family="table-cell">
      <style:table-cell-properties fo:padding-left="0.191cm" fo:padding-right="0.191cm" fo:padding-top="0.101cm" fo:padding-bottom="0cm" fo:border="none" style:writing-mode="lr-tb"/>
    </style:style>
    <style:style style:name="Tableau15.F19" style:family="table-cell">
      <style:table-cell-properties fo:padding-left="0.191cm" fo:padding-right="0.191cm" fo:padding-top="0.101cm" fo:padding-bottom="0cm" fo:border="none" style:writing-mode="lr-tb"/>
    </style:style>
    <style:style style:name="Tableau15.H19" style:family="table-cell">
      <style:table-cell-properties fo:padding-left="0.191cm" fo:padding-right="0.191cm" fo:padding-top="0.101cm" fo:padding-bottom="0cm" fo:border="none" style:writing-mode="lr-tb"/>
    </style:style>
    <style:style style:name="Tableau15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20" style:family="table-row">
      <style:table-row-properties style:min-row-height="0.4cm" fo:keep-together="auto"/>
    </style:style>
    <style:style style:name="Tableau15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21" style:family="table-row">
      <style:table-row-properties fo:keep-together="auto"/>
    </style:style>
    <style:style style:name="Tableau15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22" style:family="table-row">
      <style:table-row-properties fo:keep-together="auto"/>
    </style:style>
    <style:style style:name="Tableau15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23" style:family="table-row">
      <style:table-row-properties style:min-row-height="4.001cm" fo:keep-together="auto"/>
    </style:style>
    <style:style style:name="Tableau15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7" style:family="table">
      <style:table-properties style:width="17.254cm" fo:margin-left="-0.751cm" fo:margin-top="0cm" fo:margin-bottom="0cm" fo:break-before="page" table:align="left" style:writing-mode="lr-tb"/>
    </style:style>
    <style:style style:name="Tableau17.A" style:family="table-column">
      <style:table-column-properties style:column-width="4.253cm"/>
    </style:style>
    <style:style style:name="Tableau17.B" style:family="table-column">
      <style:table-column-properties style:column-width="0.25cm"/>
    </style:style>
    <style:style style:name="Tableau17.C" style:family="table-column">
      <style:table-column-properties style:column-width="0.663cm"/>
    </style:style>
    <style:style style:name="Tableau17.D" style:family="table-column">
      <style:table-column-properties style:column-width="0.085cm"/>
    </style:style>
    <style:style style:name="Tableau17.E" style:family="table-column">
      <style:table-column-properties style:column-width="0.917cm"/>
    </style:style>
    <style:style style:name="Tableau17.F" style:family="table-column">
      <style:table-column-properties style:column-width="2.083cm"/>
    </style:style>
    <style:style style:name="Tableau17.H" style:family="table-column">
      <style:table-column-properties style:column-width="1cm"/>
    </style:style>
    <style:style style:name="Tableau17.I" style:family="table-column">
      <style:table-column-properties style:column-width="7.752cm"/>
    </style:style>
    <style:style style:name="Tableau17.1" style:family="table-row">
      <style:table-row-properties style:min-row-height="1.199cm" fo:keep-together="auto"/>
    </style:style>
    <style:style style:name="Tableau17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7.2" style:family="table-row">
      <style:table-row-properties style:min-row-height="0.7cm" fo:keep-together="auto"/>
    </style:style>
    <style:style style:name="Tableau17.3" style:family="table-row">
      <style:table-row-properties style:min-row-height="0.644cm" fo:keep-together="auto"/>
    </style:style>
    <style:style style:name="Tableau17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7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7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7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7.5" style:family="table-row">
      <style:table-row-properties fo:keep-together="auto"/>
    </style:style>
    <style:style style:name="Tableau17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6" style:family="table-row">
      <style:table-row-properties style:min-row-height="7.999cm" fo:keep-together="auto"/>
    </style:style>
    <style:style style:name="Tableau17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7.7" style:family="table-row">
      <style:table-row-properties style:min-row-height="0.3cm" fo:keep-together="auto"/>
    </style:style>
    <style:style style:name="Tableau17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8" style:family="table-row">
      <style:table-row-properties style:min-row-height="0.466cm" fo:keep-together="auto"/>
    </style:style>
    <style:style style:name="Tableau17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9" style:family="table-row">
      <style:table-row-properties style:min-row-height="7.9cm" fo:keep-together="auto"/>
    </style:style>
    <style:style style:name="Tableau17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10" style:family="table-row">
      <style:table-row-properties fo:keep-together="auto"/>
    </style:style>
    <style:style style:name="Tableau17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11" style:family="table-row">
      <style:table-row-properties fo:keep-together="auto"/>
    </style:style>
    <style:style style:name="Tableau17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7.12" style:family="table-row">
      <style:table-row-properties style:min-row-height="5.001cm" fo:keep-together="auto"/>
    </style:style>
    <style:style style:name="Tableau17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7.13" style:family="table-row">
      <style:table-row-properties fo:keep-together="auto"/>
    </style:style>
    <style:style style:name="Tableau17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14" style:family="table-row">
      <style:table-row-properties fo:keep-together="auto"/>
    </style:style>
    <style:style style:name="Tableau17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15" style:family="table-row">
      <style:table-row-properties style:min-row-height="0.199cm" fo:keep-together="auto"/>
    </style:style>
    <style:style style:name="Tableau17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7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7.16" style:family="table-row">
      <style:table-row-properties style:min-row-height="0.801cm" fo:keep-together="auto"/>
    </style:style>
    <style:style style:name="Tableau17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7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7.17" style:family="table-row">
      <style:table-row-properties fo:keep-together="auto"/>
    </style:style>
    <style:style style:name="Tableau17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7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D19" style:family="table-cell">
      <style:table-cell-properties fo:padding-left="0.191cm" fo:padding-right="0.191cm" fo:padding-top="0.101cm" fo:padding-bottom="0cm" fo:border="none" style:writing-mode="lr-tb"/>
    </style:style>
    <style:style style:name="Tableau17.F19" style:family="table-cell">
      <style:table-cell-properties fo:padding-left="0.191cm" fo:padding-right="0.191cm" fo:padding-top="0.101cm" fo:padding-bottom="0cm" fo:border="none" style:writing-mode="lr-tb"/>
    </style:style>
    <style:style style:name="Tableau17.H19" style:family="table-cell">
      <style:table-cell-properties fo:padding-left="0.191cm" fo:padding-right="0.191cm" fo:padding-top="0.101cm" fo:padding-bottom="0cm" fo:border="none" style:writing-mode="lr-tb"/>
    </style:style>
    <style:style style:name="Tableau17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20" style:family="table-row">
      <style:table-row-properties style:min-row-height="0.4cm" fo:keep-together="auto"/>
    </style:style>
    <style:style style:name="Tableau17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21" style:family="table-row">
      <style:table-row-properties fo:keep-together="auto"/>
    </style:style>
    <style:style style:name="Tableau17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22" style:family="table-row">
      <style:table-row-properties fo:keep-together="auto"/>
    </style:style>
    <style:style style:name="Tableau17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23" style:family="table-row">
      <style:table-row-properties style:min-row-height="4.001cm" fo:keep-together="auto"/>
    </style:style>
    <style:style style:name="Tableau17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" style:family="table">
      <style:table-properties style:width="17.254cm" fo:margin-left="-0.751cm" fo:margin-top="0cm" fo:margin-bottom="0cm" fo:break-before="page" table:align="left" style:writing-mode="lr-tb"/>
    </style:style>
    <style:style style:name="Tableau16.A" style:family="table-column">
      <style:table-column-properties style:column-width="4.253cm"/>
    </style:style>
    <style:style style:name="Tableau16.B" style:family="table-column">
      <style:table-column-properties style:column-width="0.25cm"/>
    </style:style>
    <style:style style:name="Tableau16.C" style:family="table-column">
      <style:table-column-properties style:column-width="0.663cm"/>
    </style:style>
    <style:style style:name="Tableau16.D" style:family="table-column">
      <style:table-column-properties style:column-width="0.085cm"/>
    </style:style>
    <style:style style:name="Tableau16.E" style:family="table-column">
      <style:table-column-properties style:column-width="0.917cm"/>
    </style:style>
    <style:style style:name="Tableau16.F" style:family="table-column">
      <style:table-column-properties style:column-width="2.083cm"/>
    </style:style>
    <style:style style:name="Tableau16.H" style:family="table-column">
      <style:table-column-properties style:column-width="1cm"/>
    </style:style>
    <style:style style:name="Tableau16.I" style:family="table-column">
      <style:table-column-properties style:column-width="7.752cm"/>
    </style:style>
    <style:style style:name="Tableau16.1" style:family="table-row">
      <style:table-row-properties style:min-row-height="1.199cm" fo:keep-together="auto"/>
    </style:style>
    <style:style style:name="Tableau16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6.2" style:family="table-row">
      <style:table-row-properties style:min-row-height="0.7cm" fo:keep-together="auto"/>
    </style:style>
    <style:style style:name="Tableau16.3" style:family="table-row">
      <style:table-row-properties style:min-row-height="0.644cm" fo:keep-together="auto"/>
    </style:style>
    <style:style style:name="Tableau16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5" style:family="table-row">
      <style:table-row-properties fo:keep-together="auto"/>
    </style:style>
    <style:style style:name="Tableau16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6" style:family="table-row">
      <style:table-row-properties style:min-row-height="7.999cm" fo:keep-together="auto"/>
    </style:style>
    <style:style style:name="Tableau16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.7" style:family="table-row">
      <style:table-row-properties style:min-row-height="0.3cm" fo:keep-together="auto"/>
    </style:style>
    <style:style style:name="Tableau16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8" style:family="table-row">
      <style:table-row-properties style:min-row-height="0.466cm" fo:keep-together="auto"/>
    </style:style>
    <style:style style:name="Tableau16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9" style:family="table-row">
      <style:table-row-properties style:min-row-height="7.9cm" fo:keep-together="auto"/>
    </style:style>
    <style:style style:name="Tableau16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6.10" style:family="table-row">
      <style:table-row-properties fo:keep-together="auto"/>
    </style:style>
    <style:style style:name="Tableau16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11" style:family="table-row">
      <style:table-row-properties fo:keep-together="auto"/>
    </style:style>
    <style:style style:name="Tableau16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6.12" style:family="table-row">
      <style:table-row-properties style:min-row-height="5.001cm" fo:keep-together="auto"/>
    </style:style>
    <style:style style:name="Tableau16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6.13" style:family="table-row">
      <style:table-row-properties fo:keep-together="auto"/>
    </style:style>
    <style:style style:name="Tableau16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14" style:family="table-row">
      <style:table-row-properties fo:keep-together="auto"/>
    </style:style>
    <style:style style:name="Tableau16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15" style:family="table-row">
      <style:table-row-properties style:min-row-height="0.199cm" fo:keep-together="auto"/>
    </style:style>
    <style:style style:name="Tableau16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6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6.16" style:family="table-row">
      <style:table-row-properties style:min-row-height="0.801cm" fo:keep-together="auto"/>
    </style:style>
    <style:style style:name="Tableau16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6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6.17" style:family="table-row">
      <style:table-row-properties fo:keep-together="auto"/>
    </style:style>
    <style:style style:name="Tableau16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6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6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6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6.D19" style:family="table-cell">
      <style:table-cell-properties fo:padding-left="0.191cm" fo:padding-right="0.191cm" fo:padding-top="0.101cm" fo:padding-bottom="0cm" fo:border="none" style:writing-mode="lr-tb"/>
    </style:style>
    <style:style style:name="Tableau16.F19" style:family="table-cell">
      <style:table-cell-properties fo:padding-left="0.191cm" fo:padding-right="0.191cm" fo:padding-top="0.101cm" fo:padding-bottom="0cm" fo:border="none" style:writing-mode="lr-tb"/>
    </style:style>
    <style:style style:name="Tableau16.H19" style:family="table-cell">
      <style:table-cell-properties fo:padding-left="0.191cm" fo:padding-right="0.191cm" fo:padding-top="0.101cm" fo:padding-bottom="0cm" fo:border="none" style:writing-mode="lr-tb"/>
    </style:style>
    <style:style style:name="Tableau16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6.20" style:family="table-row">
      <style:table-row-properties style:min-row-height="0.4cm" fo:keep-together="auto"/>
    </style:style>
    <style:style style:name="Tableau16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6.21" style:family="table-row">
      <style:table-row-properties fo:keep-together="auto"/>
    </style:style>
    <style:style style:name="Tableau16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22" style:family="table-row">
      <style:table-row-properties fo:keep-together="auto"/>
    </style:style>
    <style:style style:name="Tableau16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23" style:family="table-row">
      <style:table-row-properties style:min-row-height="4.001cm" fo:keep-together="auto"/>
    </style:style>
    <style:style style:name="Tableau16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9" style:family="table">
      <style:table-properties style:width="17.254cm" fo:margin-left="-0.751cm" fo:margin-top="0cm" fo:margin-bottom="0cm" table:align="left" style:writing-mode="lr-tb"/>
    </style:style>
    <style:style style:name="Tableau9.A" style:family="table-column">
      <style:table-column-properties style:column-width="4.002cm"/>
    </style:style>
    <style:style style:name="Tableau9.B" style:family="table-column">
      <style:table-column-properties style:column-width="8.50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9.2" style:family="table-row">
      <style:table-row-properties style:min-row-height="0.035cm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9.3" style:family="table-row">
      <style:table-row-properties style:min-row-height="1.401cm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9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9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9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9.5" style:family="table-row">
      <style:table-row-properties style:min-row-height="0.9cm" fo:keep-together="auto"/>
    </style:style>
    <style:style style:name="Tableau9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9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9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9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none" fo:border-bottom="0.5pt solid #d9d9d9" style:writing-mode="lr-tb"/>
    </style:style>
    <style:style style:name="Tableau9.B6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9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none" fo:border-bottom="0.5pt solid #d9d9d9" style:writing-mode="lr-tb"/>
    </style:style>
    <style:style style:name="Tableau10" style:family="table">
      <style:table-properties style:width="17.254cm" fo:margin-left="-0.751cm" fo:margin-top="0cm" fo:margin-bottom="0cm" table:align="left" style:writing-mode="lr-tb"/>
    </style:style>
    <style:style style:name="Tableau10.A" style:family="table-column">
      <style:table-column-properties style:column-width="17.25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0.2" style:family="table-row">
      <style:table-row-properties style:min-row-height="0.035cm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0.3" style:family="table-row">
      <style:table-row-properties style:min-row-height="1cm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1" style:family="table">
      <style:table-properties style:width="17.254cm" fo:margin-left="-0.751cm" fo:margin-top="0cm" fo:margin-bottom="0cm" table:align="left" style:writing-mode="lr-tb"/>
    </style:style>
    <style:style style:name="Tableau11.A" style:family="table-column">
      <style:table-column-properties style:column-width="17.254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1.5" style:family="table-row">
      <style:table-row-properties style:min-row-height="1.19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4" style:family="table">
      <style:table-properties style:width="17.254cm" fo:margin-left="-0.751cm" fo:margin-top="0cm" fo:margin-bottom="0cm" table:align="left" style:writing-mode="lr-tb"/>
    </style:style>
    <style:style style:name="Tableau14.A" style:family="table-column">
      <style:table-column-properties style:column-width="17.25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4.2" style:family="table-row">
      <style:table-row-properties style:min-row-height="0.035cm" fo:keep-together="auto"/>
    </style:style>
    <style:style style:name="Tableau14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4.3" style:family="table-row">
      <style:table-row-properties style:min-row-height="1.401cm" fo:keep-together="auto"/>
    </style:style>
    <style:style style:name="Tableau14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4.A4" style:family="table-cell">
      <style:table-cell-properties fo:padding-left="0.191cm" fo:padding-right="0.191cm" fo:padding-top="0.101cm" fo:padding-bottom="0cm" fo:border="none" style:writing-mode="lr-tb"/>
    </style:style>
    <style:style style:name="P1" style:family="paragraph" style:parent-style-name="Standard">
      <style:text-properties officeooo:paragraph-rsid="000db8c7"/>
    </style:style>
    <style:style style:name="P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normal" officeooo:paragraph-rsid="000db8c7" style:letter-kerning="false" style:font-name-asian="Calibri1" style:font-size-asian="12pt" style:language-asian="fr" style:country-asian="FR" style:font-weight-asian="normal" style:font-name-complex="Calibri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P3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normal" officeooo:paragraph-rsid="000d1b54" style:letter-kerning="false" style:font-name-asian="Calibri1" style:font-size-asian="12pt" style:language-asian="fr" style:country-asian="FR" style:font-weight-asian="normal" style:font-name-complex="Calibri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font-size="10pt" fo:language="fr" fo:country="FR" fo:font-weight="bold" officeooo:rsid="000d1b54" officeooo:paragraph-rsid="000d1b54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Footer">
      <style:paragraph-properties fo:margin-left="-0.751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P6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7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P8" style:family="paragraph" style:parent-style-name="Frame_20_contents">
      <style:paragraph-properties fo:margin-top="0cm" fo:margin-bottom="0.353cm" style:contextual-spacing="false"/>
    </style:style>
    <style:style style:name="P9" style:family="paragraph" style:parent-style-name="List_20_Paragraph" style:list-style-name="WWNum2">
      <style:paragraph-properties fo:margin-left="1.27cm" fo:margin-right="0.309cm" fo:margin-top="0cm" fo:margin-bottom="0cm" style:contextual-spacing="true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fo:hyphenation-ladder-count="no-limit"/>
      <style:text-properties officeooo:paragraph-rsid="0016453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fb8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fb8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fedd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1544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16453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53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4pt" fo:font-weight="bold" officeooo:paragraph-rsid="000d1b54" style:font-size-asian="14pt" style:font-weight-asian="bold" style:font-name-complex="Calibri1" style:font-size-complex="14pt"/>
    </style:style>
    <style:style style:name="P54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5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8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style="italic" style:font-size-asian="14pt" style:font-style-asian="italic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style:font-size-asian="14pt" style:language-asian="fr" style:country-asian="FR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language-asian="fr" style:country-asian="FR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cm" fo:margin-bottom="0.212cm" style:contextual-spacing="false" fo:line-height="100%" fo:text-align="justify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 style:master-page-name="Converted2">
      <style:paragraph-properties fo:margin-top="0cm" fo:margin-bottom="0.212cm" style:contextual-spacing="false" fo:text-align="justify" style:justify-single-word="false" style:page-number="auto"/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P68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officeooo:rsid="000d1b54" officeooo:paragraph-rsid="000d1b54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officeooo:rsid="000d1b54" officeooo:paragraph-rsid="000d1b54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officeooo:paragraph-rsid="000db8c7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officeooo:paragraph-rsid="000d1b54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78" style:family="paragraph" style:parent-style-name="Standard" style:master-page-name="Converted3">
      <style:paragraph-properties fo:margin-top="0cm" fo:margin-bottom="0.353cm" style:contextual-spacing="false" style:page-number="auto" fo:break-before="page"/>
      <style:text-properties fo:color="#404040" loext:opacity="100%" style:font-name-complex="Calibri1"/>
    </style:style>
    <style:style style:name="P79" style:family="paragraph" style:parent-style-name="Standard" style:master-page-name="Converted5">
      <style:paragraph-properties fo:margin-top="0cm" fo:margin-bottom="0.353cm" style:contextual-spacing="false" style:page-number="auto"/>
      <style:text-properties fo:color="#404040" loext:opacity="100%" style:font-name-complex="Calibri1"/>
    </style:style>
    <style:style style:name="P80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81" style:family="paragraph" style:parent-style-name="Standard" style:master-page-name="Converted4">
      <style:paragraph-properties fo:margin-top="0cm" fo:margin-bottom="0cm" style:contextual-spacing="false" style:page-number="auto"/>
      <style:text-properties fo:color="#404040" loext:opacity="100%" style:font-name-complex="Calibri1"/>
    </style:style>
    <style:style style:name="P82" style:family="paragraph" style:parent-style-name="Standard">
      <style:text-properties fo:color="#404040" loext:opacity="100%" style:font-name-complex="Calibri1"/>
    </style:style>
    <style:style style:name="P8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0db8c7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0d1b54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87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0db8c7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0d1b54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officeooo:paragraph-rsid="000db8c7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officeooo:paragraph-rsid="000d1b54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officeooo:paragraph-rsid="000db8c7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officeooo:paragraph-rsid="000d1b54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font-style="italic" style:font-size-asian="12pt" style:font-style-asian="italic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1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b8c7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1b54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b8c7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1b54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officeooo:paragraph-rsid="000db8c7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officeooo:paragraph-rsid="000d1b54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0fb85d" officeooo:paragraph-rsid="000fb8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 style:master-page-name="Converted1">
      <style:paragraph-properties style:page-number="auto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18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rsid="000db8c7"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>
      <style:paragraph-properties fo:margin-top="0cm" fo:margin-bottom="0cm" style:contextual-spacing="false"/>
    </style:style>
    <style:style style:name="P120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21" style:family="paragraph" style:parent-style-name="Standard">
      <style:paragraph-properties fo:margin-top="0cm" fo:margin-bottom="0cm" style:contextual-spacing="false" fo:line-height="200%"/>
    </style:style>
    <style:style style:name="P122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23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Standard">
      <style:paragraph-properties fo:line-height="150%"/>
    </style:style>
    <style:style style:name="P125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rsid="00154483" officeooo:paragraph-rsid="001544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rsid="0016453d" officeooo:paragraph-rsid="0016453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16453d" officeooo:paragraph-rsid="0016453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fo:hyphenation-ladder-count="no-limit"/>
      <style:text-properties officeooo:rsid="0017743a" officeooo:paragraph-rsid="001774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rsid="0017743a" officeooo:paragraph-rsid="001774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>
      <loext:graphic-properties draw:fill="none"/>
      <style:paragraph-properties fo:text-align="start"/>
      <style:text-properties fo:color="#000000" loext:opacity="100%" fo:font-size="18pt"/>
    </style:style>
    <style:style style:name="P131" style:family="paragraph">
      <style:paragraph-properties fo:margin-top="0cm" fo:margin-bottom="0.353cm"/>
    </style:style>
    <style:style style:name="T1" style:family="text">
      <style:text-properties fo:font-variant="small-caps" style:font-name="Arial" fo:font-size="18pt" style:font-size-asian="18pt" style:font-name-complex="Arial1" style:font-size-complex="18pt"/>
    </style:style>
    <style:style style:name="T2" style:family="text">
      <style:text-properties fo:font-variant="small-caps" style:font-name="Arial" fo:font-size="10pt" style:font-size-asian="10pt" style:font-name-complex="Arial1" style:font-size-complex="10pt"/>
    </style:style>
    <style:style style:name="T3" style:family="text">
      <style:text-properties fo:font-variant="small-caps" style:font-name="Arial" fo:font-size="1pt" style:font-size-asian="1pt" style:font-name-complex="Arial1" style:font-size-complex="1pt"/>
    </style:style>
    <style:style style:name="T4" style:family="text">
      <style:text-properties fo:font-variant="small-caps" style:font-name="Arial" fo:font-size="16pt" style:font-size-asian="16pt" style:font-name-complex="Arial1" style:font-size-complex="16pt"/>
    </style:style>
    <style:style style:name="T5" style:family="text">
      <style:text-properties fo:font-variant="small-caps" fo:font-size="24pt" style:font-size-asian="24pt" style:font-name-complex="Calibri1" style:font-size-complex="24pt"/>
    </style:style>
    <style:style style:name="T6" style:family="text">
      <style:text-properties fo:font-variant="small-caps"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name-complex="Calibri1" style:font-size-complex="36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7" style:family="text">
      <style:text-properties fo:font-variant="small-caps" fo:color="#595959" loext:opacity="100%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8" style:family="text">
      <style:text-properties fo:font-variant="small-caps"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9" style:family="text">
      <style:text-properties fo:font-variant="small-caps" fo:color="#595959" loext:opacity="100%" style:text-position="14% 100%" fo:font-size="22pt" fo:language="fr" fo:country="FR" style:letter-kerning="false" style:font-name-asian="Calibri1" style:font-size-asian="22pt" style:language-asian="en" style:country-asian="US" style:font-name-complex="Calibri1" style:font-size-complex="22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10" style:family="text">
      <style:text-properties fo:font-variant="small-caps" fo:color="#595959" loext:opacity="100%" style:text-position="21% 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11" style:family="text">
      <style:text-properties fo:font-variant="small-caps" fo:color="#ffffff" loext:opacity="100%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>
        <loext:char-complex-color loext:theme-type="light1" loext:color-type="theme"/>
      </style:text-properties>
    </style:style>
    <style:style style:name="T12" style:family="text">
      <style:text-properties fo:font-variant="small-caps" fo:color="#ffffff" loext:opacity="100%" style:font-name="Arial" fo:font-size="16pt" fo:language="fr" fo:country="FR" style:letter-kerning="false" style:font-name-asian="Calibri1" style:font-size-asian="16pt" style:language-asian="en" style:country-asian="US" style:font-name-complex="Arial1" style:font-size-complex="16pt" style:language-complex="ar" style:country-complex="SA">
        <loext:char-complex-color loext:theme-type="light1" loext:color-type="theme"/>
      </style:text-properties>
    </style:style>
    <style:style style:name="T13" style:family="text">
      <style:text-properties fo:font-variant="small-caps"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>
        <loext:char-complex-color loext:theme-type="light1" loext:color-type="theme"/>
      </style:text-properties>
    </style:style>
    <style:style style:name="T14" style:family="text">
      <style:text-properties fo:font-variant="small-caps"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5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16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/>
    </style:style>
    <style:style style:name="T17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T18" style:family="text"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T19" style:family="text"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light1" loext:color-type="theme"/>
      </style:text-properties>
    </style:style>
    <style:style style:name="T20" style:family="text">
      <style:text-properties fo:color="#ffffff" loext:opacity="100%" style:font-name="Wingdings 31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light1" loext:color-type="theme"/>
      </style:text-properties>
    </style:style>
    <style:style style:name="T21" style:family="text">
      <style:text-properties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>
        <loext:char-complex-color loext:theme-type="light1" loext:color-type="theme"/>
      </style:text-properties>
    </style:style>
    <style:style style:name="T22" style:family="text">
      <style:text-properties fo:color="#ffffff" loext:opacity="100%" fo:font-size="10pt" fo:font-weight="bold" style:font-size-asian="10pt" style:font-weight-asian="bold" style:font-name-complex="Calibri1" style:font-size-complex="10pt">
        <loext:char-complex-color loext:theme-type="light1" loext:color-type="theme"/>
      </style:text-properties>
    </style:style>
    <style:style style:name="T23" style:family="text">
      <style:text-properties fo:color="#7f7f7f" loext:opacity="100%" fo:font-size="9pt" style:font-size-asian="9pt" style:font-size-complex="9pt"/>
    </style:style>
    <style:style style:name="T24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25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T26" style:family="text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T28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/>
    </style:style>
    <style:style style:name="T29" style:family="text">
      <style:text-properties fo:color="#404040" loext:opacity="100%" fo:font-size="14pt" style:font-size-asian="14pt" style:language-asian="fr" style:country-asian="FR" style:font-name-complex="Calibri1" style:font-size-complex="14pt"/>
    </style:style>
    <style:style style:name="T30" style:family="text">
      <style:text-properties fo:color="#404040" loext:opacity="100%" style:language-asian="fr" style:country-asian="FR" style:font-name-complex="Calibri1"/>
    </style:style>
    <style:style style:name="T31" style:family="text">
      <style:text-properties fo:color="#404040" loext:opacity="100%" fo:font-size="6pt" style:font-size-asian="6pt" style:language-asian="fr" style:country-asian="FR" style:font-name-complex="Calibri1" style:font-size-complex="6pt"/>
    </style:style>
    <style:style style:name="T32" style:family="text">
      <style:text-properties fo:color="#404040" loext:opacity="100%" fo:font-size="6pt" style:font-size-asian="6pt" style:font-name-complex="Calibri1" style:font-size-complex="6pt"/>
    </style:style>
    <style:style style:name="T33" style:family="text">
      <style:text-properties fo:color="#404040" loext:opacity="100%" fo:font-size="16pt" fo:font-weight="bold" style:font-size-asian="16pt" style:font-weight-asian="bold" style:font-name-complex="Calibri1" style:font-size-complex="16pt"/>
    </style:style>
    <style:style style:name="T34" style:family="text">
      <style:text-properties fo:color="#404040" loext:opacity="100%" fo:font-size="16pt" style:font-size-asian="16pt" style:font-name-complex="Calibri1" style:font-size-complex="16pt"/>
    </style:style>
    <style:style style:name="T35" style:family="text">
      <style:text-properties fo:color="#404040" loext:opacity="100%" fo:font-size="16pt" fo:language="fr" fo:country="FR" fo:font-weight="bold" style:letter-kerning="false" style:font-name-asian="Calibri1" style:font-size-asian="16pt" style:language-asian="en" style:country-asian="US" style:font-weight-asian="bold" style:font-name-complex="Calibri1" style:font-size-complex="16pt" style:language-complex="ar" style:country-complex="SA"/>
    </style:style>
    <style:style style:name="T36" style:family="text">
      <style:text-properties fo:color="#404040" loext:opacity="100%" style:font-name="MS Gothic" style:font-name-asian="MS Gothic1" style:language-asian="fr" style:country-asian="FR" style:font-name-complex="Calibri1"/>
    </style:style>
    <style:style style:name="T37" style:family="text">
      <style:text-properties fo:color="#404040" loext:opacity="100%" fo:font-size="10pt" style:font-size-asian="10pt" style:font-name-complex="Calibri1" style:font-size-complex="10pt"/>
    </style:style>
    <style:style style:name="T38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39" style:family="text">
      <style:text-properties fo:color="#404040" loext:opacity="100%" fo:font-size="10pt" fo:language="fr" fo:country="FR" fo:font-weight="bold" officeooo:rsid="000d1b54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40" style:family="text">
      <style:text-properties fo:color="#404040" loext:opacity="100%" fo:font-size="18pt" fo:font-weight="bold" style:font-size-asian="18pt" style:font-weight-asian="bold" style:font-name-complex="Calibri1" style:font-size-complex="18pt"/>
    </style:style>
    <style:style style:name="T41" style:family="text">
      <style:text-properties fo:color="#404040" loext:opacity="100%" fo:font-size="8pt" fo:font-weight="bold" style:font-size-asian="8pt" style:font-weight-asian="bold" style:font-name-complex="Calibri1" style:font-size-complex="8pt"/>
    </style:style>
    <style:style style:name="T42" style:family="text">
      <style:text-properties fo:color="#404040" loext:opacity="100%" style:font-name-complex="Calibri1"/>
    </style:style>
    <style:style style:name="T43" style:family="text">
      <style:text-properties fo:color="#404040" loext:opacity="100%" style:font-name="Wingdings 31" fo:font-size="24pt" style:font-size-asian="24pt" style:font-name-complex="Calibri1" style:font-size-complex="24pt"/>
    </style:style>
    <style:style style:name="T44" style:family="text">
      <style:text-properties fo:color="#404040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T45" style:family="text">
      <style:text-properties fo:color="#404040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46" style:family="text">
      <style:text-properties fo:color="#404040" loext:opacity="100%" style:font-name="Wingdings 31" fo:font-size="6pt" fo:language="fr" fo:country="FR" fo:font-weight="bold" style:letter-kerning="false" style:font-name-asian="Calibri1" style:font-size-asian="6pt" style:language-asian="fr" style:country-asian="FR" style:font-weight-asian="bold" style:font-name-complex="Calibri1" style:font-size-complex="6pt" style:language-complex="ar" style:country-complex="SA"/>
    </style:style>
    <style:style style:name="T47" style:family="text">
      <style:text-properties fo:color="#404040" loext:opacity="100%" fo:font-size="24pt" fo:font-weight="bold" style:font-size-asian="24pt" style:font-weight-asian="bold" style:font-name-complex="Calibri1" style:font-size-complex="24pt"/>
    </style:style>
    <style:style style:name="T48" style:family="text">
      <style:text-properties fo:color="#404040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T49" style:family="text">
      <style:text-properties fo:color="#404040" loext:opacity="100%" fo:font-weight="bold" style:language-asian="fr" style:country-asian="FR" style:font-weight-asian="bold" style:font-name-complex="Calibri1"/>
    </style:style>
    <style:style style:name="T50" style:family="text">
      <style:text-properties fo:color="#404040" loext:opacity="100%" fo:font-weight="bold" style:font-weight-asian="bold" style:font-name-complex="Calibri1"/>
    </style:style>
    <style:style style:name="T51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52" style:family="text">
      <style:text-properties fo:color="#404040" loext:opacity="100%" fo:font-size="12pt" style:font-size-asian="12pt" style:font-name-complex="Calibri1" style:font-size-complex="12pt"/>
    </style:style>
    <style:style style:name="T53" style:family="text">
      <style:text-properties fo:color="#404040" loext:opacity="100%" fo:font-size="12pt" style:font-size-asian="12pt" style:font-size-complex="12pt"/>
    </style:style>
    <style:style style:name="T54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/>
    </style:style>
    <style:style style:name="T55" style:family="text">
      <style:text-properties fo:color="#404040" loext:opacity="100%" fo:font-size="1pt" fo:font-weight="bold" style:font-size-asian="1pt" style:font-weight-asian="bold" style:font-name-complex="Calibri1" style:font-size-complex="1pt"/>
    </style:style>
    <style:style style:name="T56" style:family="text">
      <style:text-properties fo:color="#404040" loext:opacity="100%" fo:font-size="4pt" fo:font-weight="bold" style:font-size-asian="4pt" style:font-weight-asian="bold" style:font-name-complex="Calibri1" style:font-size-complex="4pt"/>
    </style:style>
    <style:style style:name="T57" style:family="text">
      <style:text-properties fo:color="#404040" loext:opacity="100%" fo:font-style="italic" fo:font-weight="bold" style:font-style-asian="italic" style:font-weight-asian="bold" style:font-name-complex="Calibri1"/>
    </style:style>
    <style:style style:name="T58" style:family="text">
      <style:text-properties fo:color="#404040" loext:opacity="100%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/>
    </style:style>
    <style:style style:name="T59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T60" style:family="text">
      <style:text-properties fo:color="#7f7f7f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61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62" style:family="text">
      <style:text-properties fo:color="#7f7f7f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>
        <loext:char-complex-color loext:theme-type="dark1" loext:color-type="theme">
          <loext:transformation loext:type="tint" loext:value="4980"/>
        </loext:char-complex-color>
      </style:text-properties>
    </style:style>
    <style:style style:name="T63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64" style:family="text">
      <style:text-properties fo:color="#7f7f7f" loext:opacity="100%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>
        <loext:char-complex-color loext:theme-type="dark1" loext:color-type="theme">
          <loext:transformation loext:type="tint" loext:value="4980"/>
        </loext:char-complex-color>
      </style:text-properties>
    </style:style>
    <style:style style:name="T65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66" style:family="text">
      <style:text-properties fo:color="#d60093" loext:opacity="100%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T67" style:family="text">
      <style:text-properties fo:color="#d60093" loext:opacity="100%" fo:font-size="12pt" fo:language="fr" fo:country="FR" fo:font-style="italic" style:letter-kerning="false" style:font-name-asian="Calibri1" style:font-size-asian="12pt" style:language-asian="fr" style:country-asian="FR" style:font-style-asian="italic" style:font-name-complex="Calibri1" style:font-size-complex="12pt" style:language-complex="ar" style:country-complex="SA"/>
    </style:style>
    <style:style style:name="T68" style:family="text">
      <style:text-properties fo:color="#d60093" loext:opacity="100%" fo:font-style="italic" style:language-asian="fr" style:country-asian="FR" style:font-style-asian="italic" style:font-name-complex="Calibri1"/>
    </style:style>
    <style:style style:name="T69" style:family="text">
      <style:text-properties fo:color="#d60093" loext:opacity="100%" fo:font-style="italic" fo:font-weight="bold" style:font-style-asian="italic" style:font-weight-asian="bold" style:font-name-complex="Calibri1"/>
    </style:style>
    <style:style style:name="T70" style:family="text"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71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72" style:family="text">
      <style:text-properties fo:color="#d60093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T73" style:family="text">
      <style:text-properties fo:color="#d60093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T74" style:family="text">
      <style:text-properties fo:color="#d60093" loext:opacity="100%" fo:font-size="6pt" style:font-size-asian="6pt" style:language-asian="fr" style:country-asian="FR" style:font-name-complex="Calibri1" style:font-size-complex="6pt"/>
    </style:style>
    <style:style style:name="T75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76" style:family="text">
      <style:text-properties fo:color="#d60093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T77" style:family="text">
      <style:text-properties fo:color="#d60093" loext:opacity="100%" fo:font-size="1pt" fo:font-style="italic" fo:font-weight="bold" style:font-size-asian="1pt" style:font-style-asian="italic" style:font-weight-asian="bold" style:font-name-complex="Calibri1" style:font-size-complex="1pt"/>
    </style:style>
    <style:style style:name="T78" style:family="text"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79" style:family="text">
      <style:text-properties fo:font-size="11pt" fo:language="fr" fo:country="FR" officeooo:rsid="000fb85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0" style:family="text">
      <style:text-properties fo:font-size="11pt" fo:language="fr" fo:country="FR" officeooo:rsid="0011b98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1" style:family="text">
      <style:text-properties fo:font-size="11pt" fo:language="fr" fo:country="FR" officeooo:rsid="0015448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2" style:family="text">
      <style:text-properties fo:font-size="11pt" fo:language="fr" fo:country="FR" officeooo:rsid="0015b47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3" style:family="text">
      <style:text-properties fo:font-size="11pt" fo:language="fr" fo:country="FR" officeooo:rsid="0016453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4" style:family="text">
      <style:text-properties fo:font-size="11pt" fo:language="fr" fo:country="FR" officeooo:rsid="0017743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5" style:family="text">
      <style:text-properties fo:font-size="11pt" fo:language="fr" fo:country="FR" officeooo:rsid="0017cf1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6" style:family="text">
      <style:text-properties fo:font-size="11pt" fo:language="fr" fo:country="FR" officeooo:rsid="0019186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7" style:family="text">
      <style:text-properties fo:font-size="11pt" fo:language="fr" fo:country="FR" style:letter-kern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88" style:family="text">
      <style:text-properties fo:font-size="11pt" fo:language="fr" fo:country="FR" officeooo:rsid="000fb85d" style:letter-kern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89" style:family="text">
      <style:text-properties fo:font-size="11pt" fo:language="fr" fo:country="FR" officeooo:rsid="000fedde" style:letter-kern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90" style:family="text"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T91" style:family="text">
      <style:text-properties fo:color="#ffffff" loext:opacity="100%" fo:font-size="1pt" fo:font-weight="bold" style:font-size-asian="1pt" style:font-weight-asian="bold" style:font-name-complex="Calibri1" style:font-size-complex="1pt"/>
    </style:style>
    <style:style style:name="T92" style:family="text">
      <style:text-properties fo:color="#404040" loext:opacity="100%" style:font-name="MS Gothic" fo:font-size="14pt" fo:language="fr" fo:country="FR" fo:font-weight="bold" style:letter-kerning="false" style:font-name-asian="MS Gothic1" style:font-size-asian="14pt" style:language-asian="fr" style:country-asian="FR" style:font-weight-asian="bold" style:font-name-complex="Calibri1" style:font-size-complex="14pt" style:language-complex="ar" style:country-complex="SA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T93" style:family="text"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MS Gothic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4" style:family="text"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5" style:family="text">
      <style:text-properties fo:color="#404040" loext:opacity="100%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6" style:family="text">
      <style:text-properties fo:color="#404040" loext:opacity="100%" fo:font-size="16pt" fo:language="fr" fo:country="FR" fo:font-weight="bold" style:letter-kerning="false" style:font-name-asian="Calibri1" style:font-size-asian="16pt" style:language-asian="en" style:country-asian="US" style:font-weight-asian="bold" style:font-name-complex="Calibri1" style:font-size-complex="1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7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8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9" style:family="text">
      <style:text-properties fo:color="#404040" loext:opacity="100%" fo:font-size="11pt" fo:language="fr" fo:country="FR" fo:font-style="italic" fo:font-weight="bold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0" style:family="text">
      <style:text-properties fo:color="#40404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1" style:family="text"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102" style:family="text"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3" style:family="text">
      <style:text-properties fo:color="#404040" loext:opacity="100%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4" style:family="text">
      <style:text-properties fo:color="#404040" loext:opacity="100%" fo:font-size="14pt" fo:language="fr" fo:country="FR" fo:font-style="italic" style:letter-kerning="false" style:font-name-asian="Calibri1" style:font-size-asian="14pt" style:language-asian="fr" style:country-asian="FR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5" style:family="text">
      <style:text-properties fo:color="#404040" loext:opacity="100%" fo:font-size="14pt" fo:language="fr" fo:country="FR" fo:font-style="italic" fo:font-weight="bold" style:letter-kerning="false" style:font-name-asian="Calibri1" style:font-size-asian="14pt" style:language-asian="en" style:country-asian="US" style:font-style-asian="italic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6" style:family="text"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7" style:family="text">
      <style:text-properties fo:color="#404040" loext:opacity="100%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8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9" style:family="text"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10" style:family="text">
      <style:text-properties fo:color="#404040" loext:opacity="100%" fo:font-size="12pt" fo:language="fr" fo:country="FR" fo:font-weight="bold" style:letter-kerning="false" style:font-name-asian="Calibri1" style:font-size-asian="12pt" style:language-asian="fr" style:country-asian="FR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11" style:family="text">
      <style:text-properties fo:color="#404040" loext:opacity="100%" fo:font-size="12pt" fo:language="fr" fo:country="FR" fo:font-style="italic" fo:font-weight="bold" style:letter-kerning="false" style:font-name-asian="Calibri1" style:font-size-asian="12pt" style:language-asian="en" style:country-asian="US" style:font-style-asian="italic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12" style:family="text"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113" style:family="text">
      <style:text-properties fo:color="#404040" loext:opacity="100%" fo:font-size="12pt" fo:font-style="italic" style:font-size-asian="12pt" style:font-style-asian="italic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114" style:family="text">
      <style:text-properties fo:color="#404040" loext:opacity="100%" fo:font-size="14pt" fo:font-weight="bold" style:font-size-asian="14pt" style:font-weight-asian="bold" style:font-name-complex="Calibri1" style:font-size-complex="14pt">
        <loext:char-complex-color loext:theme-type="light1" loext:color-type="theme"/>
      </style:text-properties>
    </style:style>
    <style:style style:name="T115" style:family="text">
      <style:text-properties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>
        <loext:char-complex-color loext:theme-type="light1" loext:color-type="theme"/>
      </style:text-properties>
    </style:style>
    <style:style style:name="T116" style:family="text">
      <style:text-properties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117" style:family="text">
      <style:text-properties fo:color="#bfbfbf" loext:opacity="100%" fo:font-size="12pt" style:font-size-asian="12pt" style:font-name-complex="Calibri1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118" style:family="text">
      <style:text-properties fo:color="#bfbfbf" loext:opacity="100%" fo:font-size="12pt" style:font-size-asian="12pt" style:font-name-complex="Calibri1" style:font-size-complex="12pt"/>
    </style:style>
    <style:style style:name="T119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 loext:marker-style-name="T26"><text:bookmark text:name="_GoBack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2" loext:marker-style-name="T65"/>
          </table:table-cell>
          <table:table-cell table:style-name="Tableau1.A1" office:value-type="string">
            <text:p text:style-name="P63" loext:marker-style-name="T30"/>
          </table:table-cell>
          <table:table-cell table:style-name="Tableau1.A1" office:value-type="string">
            <text:p text:style-name="P63" loext:marker-style-name="T30"/>
          </table:table-cell>
        </table:table-row>
        <table:table-row table:style-name="Tableau1.1">
          <table:table-cell table:style-name="Tableau1.A2" office:value-type="string">
            <text:p text:style-name="P26" loext:marker-style-name="T68"><text:span text:style-name="T66">Nom de naissance</text:span><text:span text:style-name="T67"/></text:p>
          </table:table-cell>
          <table:table-cell table:style-name="Tableau1.B2" office:value-type="string">
            <text:p text:style-name="P27" loext:marker-style-name="T71"><text:span text:style-name="T70"></text:span><text:span text:style-name="T70"/></text:p>
          </table:table-cell>
          <table:table-cell table:style-name="Tableau1.A1" office:value-type="string">
            <text:p text:style-name="P26" loext:marker-style-name="T30"><text:span text:style-name="T79">Broudic</text:span><loext:content-control/></text:p>
          </table:table-cell>
        </table:table-row>
        <table:table-row table:style-name="Tableau1.1">
          <table:table-cell table:style-name="Tableau1.A2" office:value-type="string">
            <text:p text:style-name="P26" loext:marker-style-name="T68"><text:span text:style-name="T66">Nom d’usage</text:span><text:span text:style-name="T67"/></text:p>
          </table:table-cell>
          <table:table-cell table:style-name="Tableau1.B2" office:value-type="string">
            <text:p text:style-name="P27" loext:marker-style-name="T31"><text:span text:style-name="T70"></text:span><text:span text:style-name="T45"/></text:p>
          </table:table-cell>
          <table:table-cell table:style-name="Tableau1.A1" office:value-type="string">
            <text:p text:style-name="P114" loext:marker-style-name="T30"><text:span text:style-name="T58">Broudic</text:span></text:p>
          </table:table-cell>
        </table:table-row>
        <table:table-row table:style-name="Tableau1.1">
          <table:table-cell table:style-name="Tableau1.A2" office:value-type="string">
            <text:p text:style-name="P26" loext:marker-style-name="T68"><text:span text:style-name="T66">Prénom</text:span><text:span text:style-name="T67"/></text:p>
          </table:table-cell>
          <table:table-cell table:style-name="Tableau1.B2" office:value-type="string">
            <text:p text:style-name="P27" loext:marker-style-name="T31"><text:span text:style-name="T70"></text:span><text:span text:style-name="T45"/></text:p>
          </table:table-cell>
          <table:table-cell table:style-name="Tableau1.A1" office:value-type="string">
            <text:p text:style-name="P26" loext:marker-style-name="T30"><text:span text:style-name="T79">Emma</text:span><loext:content-control/></text:p>
          </table:table-cell>
        </table:table-row>
        <table:table-row table:style-name="Tableau1.1">
          <table:table-cell table:style-name="Tableau1.A2" office:value-type="string">
            <text:p text:style-name="P26" loext:marker-style-name="T68"><text:span text:style-name="T66">Adresse</text:span><text:span text:style-name="T67"/></text:p>
          </table:table-cell>
          <table:table-cell table:style-name="Tableau1.B2" office:value-type="string">
            <text:p text:style-name="P27" loext:marker-style-name="T31"><text:span text:style-name="T70"></text:span><text:span text:style-name="T45"/></text:p>
          </table:table-cell>
          <table:table-cell table:style-name="Tableau1.A1" table:number-rows-spanned="2" office:value-type="string">
            <text:p text:style-name="P30" loext:marker-style-name="T30"><text:span text:style-name="T79">24 rue Georges Bizot</text:span></text:p>
            <text:p text:style-name="P30" loext:marker-style-name="T30"><text:span text:style-name="T79">44300 Nantes</text:span><loext:content-control/></text:p>
          </table:table-cell>
        </table:table-row>
        <table:table-row table:style-name="Tableau1.1">
          <table:table-cell table:style-name="Tableau1.A2" office:value-type="string">
            <text:p text:style-name="P102" loext:marker-style-name="T65"/>
          </table:table-cell>
          <table:table-cell table:style-name="Tableau1.B2" office:value-type="string">
            <text:p text:style-name="P103" loext:marker-style-name="T71"/>
          </table:table-cell>
          <table:covered-table-cell table:style-name="Tableau1.A1"/>
        </table:table-row>
      </table:table>
      <text:p text:style-name="P58" loext:marker-style-name="T26"/>
      <text:p text:style-name="P58" loext:marker-style-name="T2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3" loext:marker-style-name="T90"><text:span text:style-name="T21">Titre professionnel visé</text:span><text:span text:style-name="T21"/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15" loext:marker-style-name="T91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13" loext:marker-style-name="T33"><text:span text:style-name="T78">CONCEPTEUR DÉVELOPPEUR D’APPLICATIONS</text:span><text:span text:style-name="T35"/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63" loext:marker-style-name="T30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26" loext:marker-style-name="T16"><text:span text:style-name="T14">Modalité d’accès :</text:span><text:span text:style-name="T14"/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59" loext:marker-style-name="T26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5" loext:marker-style-name="T36"><text:span text:style-name="T92">x</text:span><text:span text:style-name="T92"/></text:p>
          </table:table-cell>
          <table:table-cell table:style-name="Tableau2.B7" office:value-type="string">
            <text:p text:style-name="P26" loext:marker-style-name="T33"><text:span text:style-name="T95">Parcours de formation</text:span><text:span text:style-name="T96"/></text:p>
          </table:table-cell>
        </table:table-row>
        <table:table-row table:style-name="Tableau2.1">
          <table:table-cell table:style-name="Tableau2.A7" office:value-type="string">
            <text:p text:style-name="P15" loext:marker-style-name="T30"><text:span text:style-name="T93">☐</text:span><text:span text:style-name="T94"/></text:p>
          </table:table-cell>
          <table:table-cell table:style-name="Tableau2.B8" office:value-type="string">
            <text:p text:style-name="P26" loext:marker-style-name="T34"><text:span text:style-name="T95">Validation des Acquis de l’Expérience (VAE)</text:span><text:span text:style-name="T95"/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64" loext:marker-style-name="T37"/>
          </table:table-cell>
          <table:covered-table-cell/>
        </table:table-row>
      </table:table>
      <text:p text:style-name="P58" loext:marker-style-name="T26"/>
      <text:p text:style-name="P116" loext:marker-style-name="T26"><text:span text:style-name="T22"><text:s/></text:span><text:span text:style-name="T114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13" loext:marker-style-name="T40"><text:span text:style-name="T21">Présentation du dossier</text:span><text:span text:style-name="T115"/>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115" loext:marker-style-name="T91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63" loext:marker-style-name="T30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71" loext:marker-style-name="T41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74" loext:marker-style-name="T42"/>
          </table:table-cell>
          <table:table-cell table:style-name="Tableau5.B5" table:number-columns-spanned="2" office:value-type="string">
            <text:p text:style-name="P32" loext:marker-style-name="T42"><text:span text:style-name="T97">Le dossier professionnel (DP) constitue un élément du système de validation du titre professionnel. </text:span><text:span text:style-name="T98">Ce titre est délivré par le Ministère chargé de l’emploi.</text:span></text:p>
            <text:p text:style-name="P32" loext:marker-style-name="T42"><text:span text:style-name="T97">Le DP appartient au candidat. Il le conserve, l’actualise durant son parcours et le présente </text:span><text:span text:style-name="T98">obligatoirement à chaque session d’examen</text:span><text:span text:style-name="T97">.</text:span></text:p>
            <text:p text:style-name="P32" loext:marker-style-name="T42"><text:span text:style-name="T97">Pour rédiger le DP, le candidat peut être aidé par un formateur ou par un accompagnateur VAE.</text:span><text:span text:style-name="T97"/></text:p>
            <text:p text:style-name="P32" loext:marker-style-name="T42"><text:span text:style-name="T97">Il est consulté par le jury au moment de la session d’examen.</text:span><text:span text:style-name="T97"/></text:p>
          </table:table-cell>
          <table:covered-table-cell/>
          <table:table-cell table:style-name="Tableau5.D5" office:value-type="string">
            <text:p text:style-name="P74" loext:marker-style-name="T42"/>
          </table:table-cell>
        </table:table-row>
        <table:table-row table:style-name="Tableau5.1">
          <table:table-cell table:style-name="Tableau5.A6" table:number-columns-spanned="4" office:value-type="string">
            <text:p text:style-name="P65" loext:marker-style-name="T37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26" loext:marker-style-name="T26"><text:span text:style-name="T102">Pour prendre sa décision, le jury dispose :</text:span><text:span text:style-name="T102"/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text:style-name="WWNum2">
              <text:list-item>
                <text:p text:style-name="P9" loext:marker-style-name="T37"><text:span text:style-name="T106">des résultats de la mise en situation professionnelle complétés, éventuellement, du questionnaire professionnel ou de l’entretien professionnel ou de l’entretien technique ou du questionnement à partir de productions.</text:span><text:span text:style-name="T106"/></text:p>
              </text:list-item>
              <text:list-item>
                <text:p text:style-name="P9" loext:marker-style-name="T37"><text:span text:style-name="T106">du </text:span><text:span text:style-name="T107">Dossier Professionnel</text:span><text:span text:style-name="T106"> (DP) dans lequel le candidat a consigné les preuves de sa pratique professionnelle</text:span></text:p>
              </text:list-item>
              <text:list-item>
                <text:p text:style-name="P9" loext:marker-style-name="T37"><text:span text:style-name="T106">des résultats des évaluations passées en cours de formation lorsque le candidat évalué est issu d’un parcours de formation</text:span><text:span text:style-name="T106"/></text:p>
              </text:list-item>
              <text:list-item>
                <text:p text:style-name="P9" loext:marker-style-name="T37"><text:span text:style-name="T106">de l’entretien final (dans le cadre de la session titre).</text:span><text:span text:style-name="T106"/></text:p>
              </text:list-item>
            </text:list>
            <text:p text:style-name="P66" loext:marker-style-name="T37"/>
            <text:p text:style-name="P22" loext:marker-style-name="T24"><text:span text:style-name="T108"><text:tab/></text:span><text:span text:style-name="T62"><text:tab/></text:span><text:span text:style-name="T64">[Arrêté du 22 décembre 2015, relatif aux conditions de délivrance des titres professionnels</text:span></text:p>
            <text:p text:style-name="P22" loext:marker-style-name="T24"><text:span text:style-name="T64">du ministère chargé de l’Emploi]</text:span><text:span text:style-name="T64"/></text:p>
            <text:p text:style-name="P60" loext:marker-style-name="T26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26" loext:marker-style-name="T26"><text:span text:style-name="T102">Ce dossier comporte :</text:span><text:span text:style-name="T102"/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text:style-name="WWNum1">
              <text:list-item>
                <text:p text:style-name="P11" loext:marker-style-name="T37"><text:span text:style-name="T106">pour chaque activité-type du titre visé, un à trois exemples de pratique professionnelle ;</text:span><text:span text:style-name="T106"/></text:p>
              </text:list-item>
              <text:list-item>
                <text:p text:style-name="P11" loext:marker-style-name="T37"><text:span text:style-name="T106">un tableau à renseigner si le candidat souhaite porter à la connaissance du jury la détention d’un titre, d’un diplôme, d’un certificat de qualification professionnelle (CQP) ou des attestations de formation ;</text:span><text:span text:style-name="T106"/></text:p>
              </text:list-item>
              <text:list-item>
                <text:p text:style-name="P11" loext:marker-style-name="T37"><text:span text:style-name="T106">une déclaration sur l’honneur à compléter et à signer ;</text:span><text:span text:style-name="T106"/></text:p>
              </text:list-item>
              <text:list-item>
                <text:p text:style-name="P11" loext:marker-style-name="T37"><text:span text:style-name="T106">des documents illustrant la pratique professionnelle du candidat (facultatif)</text:span><text:span text:style-name="T106"/></text:p>
              </text:list-item>
              <text:list-item>
                <text:p text:style-name="P11" loext:marker-style-name="T37"><text:span text:style-name="T106">des annexes, si nécessaire.</text:span><text:span text:style-name="T106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16" loext:marker-style-name="T26"><text:span text:style-name="T108">Pour compléter ce dossier, le candidat dispose d’un site web en accès libre sur le site.</text:span><text:span text:style-name="T105"/>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15" loext:marker-style-name="T43"><text:span text:style-name="T72"></text:span><text:span text:style-name="T44"/></text:p>
          </table:table-cell>
          <table:covered-table-cell/>
          <table:table-cell table:style-name="Tableau5.C12" table:number-columns-spanned="2" office:value-type="string">
            <text:p text:style-name="P28" loext:marker-style-name="T26"><text:a xlink:type="simple" xlink:href="http://travail-emploi.gouv.fr/titres-professionnels" text:style-name="Internet_20_link" text:visited-style-name="Visited_20_Internet_20_Link"><text:span text:style-name="Internet_20_link"><text:span text:style-name="T116">http://travail-emploi.gouv.fr/titres-professionnels</text:span></text:span></text:a></text:p>
          </table:table-cell>
          <table:covered-table-cell/>
        </table:table-row>
      </table:table>
      <text:p text:style-name="P67" loext:marker-style-name="T3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26" loext:marker-style-name="T47"><text:span text:style-name="T73">Sommaire</text:span><text:span text:style-name="T48"/>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60" loext:marker-style-name="T26"/>
            <text:p text:style-name="P26" loext:marker-style-name="T26"><text:span text:style-name="T102">Exemples de pratique professionnelle</text:span><text:span text:style-name="T102"/></text:p>
            <text:p text:style-name="P60" loext:marker-style-name="T26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32" loext:marker-style-name="T49"><text:span text:style-name="T109">Intitulé de l’activité-type n° 1 -</text:span><text:span text:style-name="T110"> Développer une application sécurisée</text:span></text:p>
          </table:table-cell>
          <table:covered-table-cell/>
          <table:table-cell table:style-name="Tableau6.C3" office:value-type="string">
            <text:p text:style-name="P13" loext:marker-style-name="T30"><text:span text:style-name="T109">p.</text:span><text:span text:style-name="T110"/></text:p>
          </table:table-cell>
          <table:table-cell table:style-name="Tableau6.C3" office:value-type="string">
            <text:p text:style-name="P83" loext:marker-style-name="T51"/>
          </table:table-cell>
        </table:table-row>
        <table:table-row table:style-name="Tableau6.1">
          <table:table-cell table:style-name="Tableau6.A4" office:value-type="string">
            <text:p text:style-name="P63" loext:marker-style-name="T30"/>
          </table:table-cell>
          <table:table-cell table:style-name="Tableau6.B4" office:value-type="string">
            <text:p text:style-name="P45" loext:marker-style-name="T42"><text:span text:style-name="T70"></text:span><text:span text:style-name="T97"> Intitulé de l’exemple n°1 - Installer et configurer son environnement de travail en</text:span></text:p>
            <text:p text:style-name="P45" loext:marker-style-name="T42"><text:span text:style-name="T97">fonction du projet.</text:span><text:span text:style-name="T97"/></text:p>
          </table:table-cell>
          <table:table-cell table:style-name="Tableau6.C4" office:value-type="string">
            <text:p text:style-name="P45" loext:marker-style-name="T42"><text:span text:style-name="T97">p.</text:span><text:span text:style-name="T97"/></text:p>
          </table:table-cell>
          <table:table-cell table:style-name="Tableau6.D4" office:value-type="string">
            <text:p text:style-name="P76" loext:marker-style-name="T42"/>
          </table:table-cell>
        </table:table-row>
        <table:table-row table:style-name="Tableau6.1">
          <table:table-cell table:style-name="Tableau6.A5" office:value-type="string">
            <text:p text:style-name="P63" loext:marker-style-name="T30"/>
          </table:table-cell>
          <table:table-cell table:style-name="Tableau6.B5" office:value-type="string">
            <text:p text:style-name="P45" loext:marker-style-name="T42"><text:span text:style-name="T70"></text:span><text:span text:style-name="T97"> Intitulé de l’exemple n°2 - Développer des interfaces utilisateur</text:span></text:p>
          </table:table-cell>
          <table:table-cell table:style-name="Tableau6.C5" office:value-type="string">
            <text:p text:style-name="P76" loext:marker-style-name="T42"/>
          </table:table-cell>
          <table:table-cell table:style-name="Tableau6.D5" office:value-type="string">
            <text:p text:style-name="P76" loext:marker-style-name="T42"/>
          </table:table-cell>
        </table:table-row>
        <table:table-row table:style-name="Tableau6.1">
          <table:table-cell table:style-name="Tableau6.A6" office:value-type="string">
            <text:p text:style-name="P63" loext:marker-style-name="T30"/>
          </table:table-cell>
          <table:table-cell table:style-name="Tableau6.B6" office:value-type="string">
            <text:p text:style-name="P45" loext:marker-style-name="T42"><text:span text:style-name="T70"></text:span><text:span text:style-name="T97"> Intitulé de l’exemple n°3 - Développer des composants métier</text:span></text:p>
          </table:table-cell>
          <table:table-cell table:style-name="Tableau6.C6" office:value-type="string">
            <text:p text:style-name="P45" loext:marker-style-name="T42"><text:span text:style-name="T97">p.</text:span><text:span text:style-name="T97"/></text:p>
          </table:table-cell>
          <table:table-cell table:style-name="Tableau6.D6" office:value-type="string">
            <text:p text:style-name="P76" loext:marker-style-name="T42"/>
          </table:table-cell>
        </table:table-row>
        <table:table-row table:style-name="Tableau6.1">
          <table:table-cell table:style-name="Tableau6.A7" office:value-type="string">
            <text:p text:style-name="P63" loext:marker-style-name="T30"/>
          </table:table-cell>
          <table:table-cell table:style-name="Tableau6.B7" office:value-type="string">
            <text:p text:style-name="P45" loext:marker-style-name="T42"><text:span text:style-name="T70"></text:span><text:span text:style-name="T97"> Intitulé de l’exemple n°4 - Contribuer à la gestion d’un projet informatique</text:span></text:p>
          </table:table-cell>
          <table:table-cell table:style-name="Tableau6.C7" office:value-type="string">
            <text:p text:style-name="P45" loext:marker-style-name="T42"><text:span text:style-name="T97">p.</text:span><text:span text:style-name="T97"/></text:p>
          </table:table-cell>
          <table:table-cell table:style-name="Tableau6.D7" office:value-type="string">
            <text:p text:style-name="P76" loext:marker-style-name="T42"/>
          </table:table-cell>
        </table:table-row>
        <table:table-row table:style-name="Tableau6.8">
          <table:table-cell table:style-name="Tableau6.A8" office:value-type="string">
            <text:p text:style-name="P104" loext:marker-style-name="T74"/>
            <text:p text:style-name="P104" loext:marker-style-name="T74"/>
          </table:table-cell>
          <table:table-cell table:style-name="Tableau6.B8" office:value-type="string">
            <text:p text:style-name="P76" loext:marker-style-name="T42"/>
          </table:table-cell>
          <table:table-cell table:style-name="Tableau6.C8" office:value-type="string">
            <text:p text:style-name="P88" loext:marker-style-name="T32"/>
          </table:table-cell>
          <table:table-cell table:style-name="Tableau6.D8" office:value-type="string">
            <text:p text:style-name="P92" loext:marker-style-name="T31"/>
          </table:table-cell>
        </table:table-row>
        <table:table-row table:style-name="Tableau6.8">
          <table:table-cell table:style-name="Tableau6.A9" office:value-type="string">
            <text:p text:style-name="P104" loext:marker-style-name="T74"/>
          </table:table-cell>
          <table:table-cell table:style-name="Tableau6.B9" office:value-type="string">
            <text:p text:style-name="P90" loext:marker-style-name="T32"/>
          </table:table-cell>
          <table:table-cell table:style-name="Tableau6.C9" office:value-type="string">
            <text:p text:style-name="P88" loext:marker-style-name="T32"/>
          </table:table-cell>
          <table:table-cell table:style-name="Tableau6.D9" office:value-type="string">
            <text:p text:style-name="P92" loext:marker-style-name="T31"/>
          </table:table-cell>
        </table:table-row>
        <table:table-row table:style-name="Tableau6.1">
          <table:table-cell table:style-name="Tableau6.A3" table:number-columns-spanned="2" office:value-type="string">
            <text:p text:style-name="P32" loext:marker-style-name="T49"><text:span text:style-name="T109">Intitulé de l’activité-type n° 2</text:span><text:span text:style-name="T110"> - Concevoir et développer une application sécurisée</text:span></text:p>
            <text:p text:style-name="P32" loext:marker-style-name="T49"><text:span text:style-name="T110">organisée en couches</text:span><text:span text:style-name="T110"/></text:p>
          </table:table-cell>
          <table:covered-table-cell/>
          <table:table-cell table:style-name="Tableau6.C3" office:value-type="string">
            <text:p text:style-name="P13" loext:marker-style-name="T30"><text:span text:style-name="T109">p.</text:span><text:span text:style-name="T110"/></text:p>
          </table:table-cell>
          <table:table-cell table:style-name="Tableau6.C3" office:value-type="string">
            <text:p text:style-name="P83" loext:marker-style-name="T51"/>
          </table:table-cell>
        </table:table-row>
        <table:table-row table:style-name="Tableau6.1">
          <table:table-cell table:style-name="Tableau6.A11" office:value-type="string">
            <text:p text:style-name="P63" loext:marker-style-name="T30"/>
          </table:table-cell>
          <table:table-cell table:style-name="Tableau6.B11" office:value-type="string">
            <text:p text:style-name="P45" loext:marker-style-name="T42"><text:span text:style-name="T70"></text:span><text:span text:style-name="T97"> Intitulé de l’exemple n° 1 - Analyser les besoins et maquetter une application</text:span></text:p>
          </table:table-cell>
          <table:table-cell table:style-name="Tableau6.C11" office:value-type="string">
            <text:p text:style-name="P45" loext:marker-style-name="T42"><text:span text:style-name="T97">p.</text:span><text:span text:style-name="T97"/></text:p>
          </table:table-cell>
          <table:table-cell table:style-name="Tableau6.D11" office:value-type="string">
            <text:p text:style-name="P76" loext:marker-style-name="T42"/>
          </table:table-cell>
        </table:table-row>
        <table:table-row table:style-name="Tableau6.1">
          <table:table-cell table:style-name="Tableau6.A12" office:value-type="string">
            <text:p text:style-name="P63" loext:marker-style-name="T30"/>
          </table:table-cell>
          <table:table-cell table:style-name="Tableau6.B12" office:value-type="string">
            <text:p text:style-name="P45" loext:marker-style-name="T42"><text:span text:style-name="T70"></text:span><text:span text:style-name="T97"> Intitulé de l’exemple n° 2 - Définir l’architecture logicielle d’une application</text:span></text:p>
          </table:table-cell>
          <table:table-cell table:style-name="Tableau6.C12" office:value-type="string">
            <text:p text:style-name="P45" loext:marker-style-name="T42"><text:span text:style-name="T97">p.</text:span><text:span text:style-name="T97"/></text:p>
          </table:table-cell>
          <table:table-cell table:style-name="Tableau6.D12" office:value-type="string">
            <text:p text:style-name="P76" loext:marker-style-name="T42"/>
          </table:table-cell>
        </table:table-row>
        <table:table-row table:style-name="Tableau6.1">
          <table:table-cell table:style-name="Tableau6.A13" office:value-type="string">
            <text:p text:style-name="P63" loext:marker-style-name="T30"/>
          </table:table-cell>
          <table:table-cell table:style-name="Tableau6.B13" office:value-type="string">
            <text:p text:style-name="P45" loext:marker-style-name="T42"><text:span text:style-name="T70"></text:span><text:span text:style-name="T97"> Intitulé de l’exemple n° 3 - Concevoir et mettre en place une base de données relationnelle</text:span></text:p>
          </table:table-cell>
          <table:table-cell table:style-name="Tableau6.C13" office:value-type="string">
            <text:p text:style-name="P76" loext:marker-style-name="T42"/>
          </table:table-cell>
          <table:table-cell table:style-name="Tableau6.D13" office:value-type="string">
            <text:p text:style-name="P76" loext:marker-style-name="T42"/>
          </table:table-cell>
        </table:table-row>
        <table:table-row table:style-name="Tableau6.1">
          <table:table-cell table:style-name="Tableau6.A14" office:value-type="string">
            <text:p text:style-name="P63" loext:marker-style-name="T30"/>
          </table:table-cell>
          <table:table-cell table:style-name="Tableau6.B14" office:value-type="string">
            <text:p text:style-name="P45" loext:marker-style-name="T42"><text:span text:style-name="T70"></text:span><text:span text:style-name="T97"> Intitulé de l’exemple n° 4 - Développer des composants d’accès aux données SQL</text:span></text:p>
            <text:p text:style-name="P45" loext:marker-style-name="T42"><text:span text:style-name="T97">et NoSQL</text:span><text:span text:style-name="T97"/></text:p>
          </table:table-cell>
          <table:table-cell table:style-name="Tableau6.C14" office:value-type="string">
            <text:p text:style-name="P45" loext:marker-style-name="T42"><text:span text:style-name="T97">p.</text:span><text:span text:style-name="T97"/></text:p>
          </table:table-cell>
          <table:table-cell table:style-name="Tableau6.D14" office:value-type="string">
            <text:p text:style-name="P76" loext:marker-style-name="T42"/>
          </table:table-cell>
        </table:table-row>
        <table:table-row table:style-name="Tableau6.1">
          <table:table-cell table:style-name="Tableau6.A15" office:value-type="string">
            <text:p text:style-name="P91" loext:marker-style-name="T32"/>
          </table:table-cell>
          <table:table-cell table:style-name="Tableau6.B15" office:value-type="string">
            <text:p text:style-name="P91" loext:marker-style-name="T32"/>
          </table:table-cell>
          <table:table-cell table:style-name="Tableau6.C15" office:value-type="string">
            <text:p text:style-name="P89" loext:marker-style-name="T32"/>
          </table:table-cell>
          <table:table-cell table:style-name="Tableau6.D15" office:value-type="string">
            <text:p text:style-name="P91" loext:marker-style-name="T32"/>
          </table:table-cell>
        </table:table-row>
        <table:table-row table:style-name="Tableau6.1">
          <table:table-cell table:style-name="Tableau6.A3" table:number-columns-spanned="2" office:value-type="string">
            <text:p text:style-name="P32" loext:marker-style-name="T49"><text:span text:style-name="T109">Intitulé de l’activité-type n° 3</text:span><text:span text:style-name="T110"> - Préparer le déploiement d’une application sécurisée</text:span></text:p>
          </table:table-cell>
          <table:covered-table-cell/>
          <table:table-cell table:style-name="Tableau6.C3" office:value-type="string">
            <text:p text:style-name="P13" loext:marker-style-name="T30"><text:span text:style-name="T109">p.</text:span><text:span text:style-name="T110"/></text:p>
          </table:table-cell>
          <table:table-cell table:style-name="Tableau6.C3" office:value-type="string">
            <text:p text:style-name="P83" loext:marker-style-name="T51"/>
          </table:table-cell>
        </table:table-row>
        <table:table-row table:style-name="Tableau6.1">
          <table:table-cell table:style-name="Tableau6.A17" office:value-type="string">
            <text:p text:style-name="P91" loext:marker-style-name="T32"/>
          </table:table-cell>
          <table:table-cell table:style-name="Tableau6.B17" office:value-type="string">
            <text:p text:style-name="P45" loext:marker-style-name="T42"><text:span text:style-name="T70"></text:span><text:span text:style-name="T97"> Intitulé de l’exemple n° 1 - Préparer et exécuter les plans de tests d’une</text:span></text:p>
            <text:p text:style-name="P45" loext:marker-style-name="T42"><text:span text:style-name="T97">application</text:span><text:span text:style-name="T97"/></text:p>
          </table:table-cell>
          <table:table-cell table:style-name="Tableau6.C17" office:value-type="string">
            <text:p text:style-name="P45" loext:marker-style-name="T42"><text:span text:style-name="T97">p.</text:span><text:span text:style-name="T97"/></text:p>
          </table:table-cell>
          <table:table-cell table:style-name="Tableau6.D17" office:value-type="string">
            <text:p text:style-name="P76" loext:marker-style-name="T42"/>
          </table:table-cell>
        </table:table-row>
        <table:table-row table:style-name="Tableau6.1">
          <table:table-cell table:style-name="Tableau6.A18" office:value-type="string">
            <text:p text:style-name="P91" loext:marker-style-name="T32"/>
          </table:table-cell>
          <table:table-cell table:style-name="Tableau6.B18" office:value-type="string">
            <text:p text:style-name="P45" loext:marker-style-name="T42"><text:span text:style-name="T70"></text:span><text:span text:style-name="T97"> Intitulé de l’exemple n° 2 - Préparer et documenter le déploiement d’une</text:span></text:p>
            <text:p text:style-name="P45" loext:marker-style-name="T42"><text:span text:style-name="T97">application</text:span><text:span text:style-name="T97"/></text:p>
          </table:table-cell>
          <table:table-cell table:style-name="Tableau6.C18" office:value-type="string">
            <text:p text:style-name="P45" loext:marker-style-name="T42"><text:span text:style-name="T97">p.</text:span><text:span text:style-name="T97"/></text:p>
          </table:table-cell>
          <table:table-cell table:style-name="Tableau6.D18" office:value-type="string">
            <text:p text:style-name="P76" loext:marker-style-name="T42"/>
          </table:table-cell>
        </table:table-row>
        <table:table-row table:style-name="Tableau6.1">
          <table:table-cell table:style-name="Tableau6.A19" office:value-type="string">
            <text:p text:style-name="P91" loext:marker-style-name="T32"/>
          </table:table-cell>
          <table:table-cell table:style-name="Tableau6.B19" office:value-type="string">
            <text:p text:style-name="P45" loext:marker-style-name="T42"><text:span text:style-name="T70"></text:span><text:span text:style-name="T97"> Intitulé de l’exemple n° 3 - Contribuer à la mise en production dans une démarche</text:span></text:p>
            <text:p text:style-name="P45" loext:marker-style-name="T42"><text:span text:style-name="T97">DevOps</text:span><text:span text:style-name="T97"/></text:p>
          </table:table-cell>
          <table:table-cell table:style-name="Tableau6.C19" office:value-type="string">
            <text:p text:style-name="P45" loext:marker-style-name="T42"><text:span text:style-name="T97">p.</text:span><text:span text:style-name="T97"/></text:p>
          </table:table-cell>
          <table:table-cell table:style-name="Tableau6.D19" office:value-type="string">
            <text:p text:style-name="P76" loext:marker-style-name="T42"/>
          </table:table-cell>
        </table:table-row>
        <table:table-row table:style-name="Tableau6.1">
          <table:table-cell table:style-name="Tableau6.A20" office:value-type="string">
            <text:p text:style-name="P91" loext:marker-style-name="T32"/>
          </table:table-cell>
          <table:table-cell table:style-name="Tableau6.B20" office:value-type="string">
            <text:p text:style-name="P91" loext:marker-style-name="T32"/>
          </table:table-cell>
          <table:table-cell table:style-name="Tableau6.C20" office:value-type="string">
            <text:p text:style-name="P89" loext:marker-style-name="T32"/>
          </table:table-cell>
          <table:table-cell table:style-name="Tableau6.D20" office:value-type="string">
            <text:p text:style-name="P91" loext:marker-style-name="T32"/>
          </table:table-cell>
        </table:table-row>
        <text:soft-page-break/>
        <table:table-row table:style-name="Tableau6.1">
          <table:table-cell table:style-name="Tableau6.A21" table:number-columns-spanned="2" office:value-type="string">
            <text:p text:style-name="P46" loext:marker-style-name="T52"><text:span text:style-name="T109">Titres, diplômes, CQP, attestations de formation </text:span><text:span text:style-name="T108">(facultatif)</text:span></text:p>
          </table:table-cell>
          <table:covered-table-cell/>
          <table:table-cell table:style-name="Tableau6.C21" office:value-type="string">
            <text:p text:style-name="P45" loext:marker-style-name="T42"><text:span text:style-name="T97">p.</text:span><text:span text:style-name="T97"/></text:p>
          </table:table-cell>
          <table:table-cell table:style-name="Tableau6.D21" office:value-type="string">
            <text:p text:style-name="P76" loext:marker-style-name="T42"/>
          </table:table-cell>
        </table:table-row>
        <table:table-row table:style-name="Tableau6.1">
          <table:table-cell table:style-name="Tableau6.A22" table:number-columns-spanned="2" office:value-type="string">
            <text:p text:style-name="P46" loext:marker-style-name="T52"><text:span text:style-name="T109">Déclaration sur l’honneur</text:span><text:span text:style-name="T109"/></text:p>
          </table:table-cell>
          <table:covered-table-cell/>
          <table:table-cell table:style-name="Tableau6.C22" office:value-type="string">
            <text:p text:style-name="P45" loext:marker-style-name="T42"><text:span text:style-name="T97">p.</text:span><text:span text:style-name="T97"/></text:p>
          </table:table-cell>
          <table:table-cell table:style-name="Tableau6.D22" office:value-type="string">
            <text:p text:style-name="P76" loext:marker-style-name="T42"/>
          </table:table-cell>
        </table:table-row>
        <table:table-row table:style-name="Tableau6.1">
          <table:table-cell table:style-name="Tableau6.A23" table:number-columns-spanned="2" office:value-type="string">
            <text:p text:style-name="P46" loext:marker-style-name="T52"><text:span text:style-name="T109">Documents illustrant la pratique professionnelle </text:span><text:span text:style-name="T108">(facultatif)</text:span></text:p>
          </table:table-cell>
          <table:covered-table-cell/>
          <table:table-cell table:style-name="Tableau6.C23" office:value-type="string">
            <text:p text:style-name="P45" loext:marker-style-name="T42"><text:span text:style-name="T97">p.</text:span><text:span text:style-name="T97"/></text:p>
          </table:table-cell>
          <table:table-cell table:style-name="Tableau6.D23" office:value-type="string">
            <text:p text:style-name="P76" loext:marker-style-name="T42"/>
          </table:table-cell>
        </table:table-row>
        <table:table-row table:style-name="Tableau6.1">
          <table:table-cell table:style-name="Tableau6.A24" table:number-columns-spanned="2" office:value-type="string">
            <text:p text:style-name="P46" loext:marker-style-name="T52"><text:span text:style-name="T109">Annexes </text:span><text:span text:style-name="T108">(Si le RC le prévoit)</text:span></text:p>
          </table:table-cell>
          <table:covered-table-cell/>
          <table:table-cell table:style-name="Tableau6.C24" office:value-type="string">
            <text:p text:style-name="P45" loext:marker-style-name="T42"><text:span text:style-name="T97">p.</text:span><text:span text:style-name="T97"/></text:p>
          </table:table-cell>
          <table:table-cell table:style-name="Tableau6.D24" office:value-type="string">
            <text:p text:style-name="P76" loext:marker-style-name="T42"/>
          </table:table-cell>
        </table:table-row>
      </table:table>
      <text:p text:style-name="P77" loext:marker-style-name="T42"/>
      <text:p text:style-name="P78" loext:marker-style-name="T42"/>
      <text:p text:style-name="P52" loext:marker-style-name="T17"/>
      <text:p text:style-name="P52" loext:marker-style-name="T17"/>
      <text:p text:style-name="P117" loext:marker-style-name="T17"><text:span text:style-name="T15">Exemples de pratique</text:span><text:span text:style-name="T15"/></text:p>
      <text:p text:style-name="P117" loext:marker-style-name="T17"><text:span text:style-name="T15">professionnelle</text:span><text:span text:style-name="T15"/></text:p>
      <text:p text:style-name="P80" loext:marker-style-name="T42"/>
      <text:p text:style-name="P80" loext:marker-style-name="T42"/>
      <text:p text:style-name="P82" loext:marker-style-name="T4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B"/>
        <table:table-column table:style-name="Tableau8.H"/>
        <table:table-column table:style-name="Tableau8.I"/>
        <table:table-row table:style-name="Tableau8.1">
          <table:table-cell table:style-name="Tableau8.A1" office:value-type="string">
            <text:p text:style-name="P105" loext:marker-style-name="T75"/>
          </table:table-cell>
          <table:table-cell table:style-name="Tableau8.A1" table:number-columns-spanned="3" office:value-type="string">
            <text:p text:style-name="P108" loext:marker-style-name="T75"/>
          </table:table-cell>
          <table:covered-table-cell/>
          <table:covered-table-cell/>
          <table:table-cell table:style-name="Tableau8.A1" table:number-columns-spanned="5" office:value-type="string">
            <text:p text:style-name="P83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7" loext:marker-style-name="T75"><text:span text:style-name="T76">Activité-type</text:span><text:span text:style-name="T76"/></text:p>
          </table:table-cell>
          <table:table-cell table:style-name="Tableau8.A1" table:number-columns-spanned="3" office:value-type="string">
            <text:p text:style-name="P29" loext:marker-style-name="T75"><loext:content-control loext:dropdown="true"><loext:list-item loext:display-text="2" loext:value="2"/><loext:list-item loext:display-text="3" loext:value="3"/><loext:list-item loext:display-text="4" loext:value="4"/><loext:list-item loext:display-text="5" loext:value="5"/><loext:list-item loext:display-text="1" loext:value="1"/>1</loext:content-control><text:span text:style-name="T75"/></text:p>
          </table:table-cell>
          <table:covered-table-cell/>
          <table:covered-table-cell/>
          <table:table-cell table:style-name="Tableau8.A1" table:number-columns-spanned="5" office:value-type="string">
            <text:p text:style-name="P26" loext:marker-style-name="T50"><text:span text:style-name="T78">D</text:span><text:span text:style-name="T80">évelopper une application sécurisée</text:span><loext:content-control/></text:p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3" table:number-columns-spanned="4" office:value-type="string">
            <text:p text:style-name="P23" loext:marker-style-name="T54"><text:span text:style-name="T99">Exemple n°1</text:span><text:span text:style-name="T111"> <text:s/></text:span><text:span text:style-name="T70"></text:span></text:p>
          </table:table-cell>
          <table:covered-table-cell/>
          <table:covered-table-cell/>
          <table:covered-table-cell/>
          <table:table-cell table:style-name="Tableau8.E3" table:number-columns-spanned="5" office:value-type="string">
            <text:p text:style-name="P47" loext:marker-style-name="T42"><text:span text:style-name="T97">Installer et configurer son environnement de travail en fonction du proj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4" table:number-columns-spanned="4" office:value-type="string">
            <text:p text:style-name="P93" loext:marker-style-name="T50"/>
          </table:table-cell>
          <table:covered-table-cell/>
          <table:covered-table-cell/>
          <table:covered-table-cell/>
          <table:table-cell table:style-name="Tableau8.E4" table:number-columns-spanned="5" office:value-type="string">
            <text:p text:style-name="P93" loext:marker-style-name="T50"/>
          </table:table-cell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9" office:value-type="string">
            <text:p text:style-name="P26" loext:marker-style-name="T50"><text:span text:style-name="T98">1. Décrivez les tâches ou opérations que vous avez effectuées, et dans quelles conditions :</text:span><text:span text:style-name="T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9" office:value-type="string">
            <text:p text:style-name="P31" loext:marker-style-name="T50"><text:span text:style-name="T88">Dans le cadre d’un projet développé lors de la formation de CDA à Simplon, j’ai été amenée à installer et configurer un environnement de travail pour l’intégralité des membres de mon équipe.</text:span></text:p>
            <text:p text:style-name="P125" loext:marker-style-name="T50"><text:span text:style-name="T88">A</text:span><text:span text:style-name="T87">près avoir décidé ensemble de la stack du projet, j’ai proposé de mettre en place un environnement de travail commun via Docker.</text:span></text:p>
            <text:p text:style-name="P125" loext:marker-style-name="T50"><text:span text:style-name="T87">Pourquoi Docker ?</text:span></text:p>
            <text:p text:style-name="P125" loext:marker-style-name="T50"><text:span text:style-name="T87"/></text:p>
            <text:p text:style-name="P125" loext:marker-style-name="T50"><text:span text:style-name="T87"/></text:p>
            <text:p text:style-name="P31" loext:marker-style-name="T50"><text:span text:style-name="T88">Quiz.</text:span></text:p>
            <text:p text:style-name="P33" loext:marker-style-name="T50"><text:span text:style-name="T88">Docker.</text:span></text:p>
            <text:p text:style-name="P33" loext:marker-style-name="T50"><text:span text:style-name="T89">La stack.</text:span></text:p>
            <text:p text:style-name="P33" loext:marker-style-name="T50"><text:span text:style-name="T89">2tape par étape ;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9" office:value-type="string">
            <text:p text:style-name="P71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8">
          <table:table-cell table:style-name="Tableau8.A8" table:number-columns-spanned="9" office:value-type="string">
            <text:p text:style-name="P26" loext:marker-style-name="T50"><text:span text:style-name="T98">2. Précisez les moyens utilisés :</text:span><text:span text:style-name="T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9" office:value-type="string">
            <text:p text:style-name="P44" loext:marker-style-name="T50"><text:span text:style-name="T83">IDE VSC</text:span></text:p>
            <text:p text:style-name="P44" loext:marker-style-name="T50"><text:span text:style-name="T83">Docker-dekstop</text:span></text:p>
            <text:p text:style-name="P126" loext:marker-style-name="T50"><text:span text:style-name="T78">Gitbash</text:span></text:p>
            <text:p text:style-name="P126" loext:marker-style-name="T50"><text:span text:style-name="T78">Powershell</text:span></text:p>
            <text:p text:style-name="P44" loext:marker-style-name="T50"><text:span text:style-name="T83">Github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0">
          <table:table-cell table:style-name="Tableau8.A10" table:number-columns-spanned="9" office:value-type="string">
            <text:p text:style-name="P93" loext:marker-style-name="T50"/>
            <text:p text:style-name="P93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9" office:value-type="string">
            <text:p text:style-name="P26" loext:marker-style-name="T50"><text:span text:style-name="T98">3. Avec qui avez-vous travaillé ?</text:span><text:span text:style-name="T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8.12">
          <table:table-cell table:style-name="Tableau8.A12" table:number-columns-spanned="9" office:value-type="string">
            <text:p text:style-name="P34" loext:marker-style-name="T50"><text:span text:style-name="T82">Nous étions une équipe de quatre personnes. Deux développeurs front-end et deux développeurs back-end. Je faisais partie de l’équipe back-end.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3">
          <table:table-cell table:style-name="Tableau8.A13" table:number-columns-spanned="9" office:value-type="string">
            <text:p text:style-name="P93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4">
          <table:table-cell table:style-name="Tableau8.A14" table:number-columns-spanned="9" office:value-type="string">
            <text:p text:style-name="P26" loext:marker-style-name="T50"><text:span text:style-name="T98">4. Contexte</text:span><text:span text:style-name="T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96" loext:marker-style-name="T55"/>
          </table:table-cell>
          <table:covered-table-cell/>
          <table:covered-table-cell/>
          <table:covered-table-cell/>
          <table:covered-table-cell/>
          <table:covered-table-cell/>
          <table:table-cell table:style-name="Tableau8.G15" table:number-columns-spanned="3" office:value-type="string">
            <text:p text:style-name="P111" loext:marker-style-name="T77"/>
          </table:table-cell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26" loext:marker-style-name="T50"><text:span text:style-name="T98">Nom de l’entreprise, organisme ou association <text:s/></text:span><text:span text:style-name="T70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16" table:number-columns-spanned="3" office:value-type="string">
            <text:p text:style-name="P26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</table:table-row>
        <table:table-row table:style-name="Tableau8.17">
          <table:table-cell table:style-name="Tableau8.A17" table:number-columns-spanned="2" office:value-type="string">
            <text:p text:style-name="P99" loext:marker-style-name="T56"/>
          </table:table-cell>
          <table:covered-table-cell/>
          <table:table-cell table:style-name="Tableau8.C17" table:number-columns-spanned="7" office:value-type="string">
            <text:p text:style-name="P99" loext:marker-style-name="T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8" table:number-columns-spanned="2" office:value-type="string">
            <text:p text:style-name="P26" loext:marker-style-name="T50"><text:span text:style-name="T98">Chantier, atelier, service</text:span><text:span text:style-name="T98"/></text:p>
          </table:table-cell>
          <table:covered-table-cell/>
          <table:table-cell table:style-name="Tableau8.C18" office:value-type="string">
            <text:p text:style-name="P35" loext:marker-style-name="T50"><text:span text:style-name="T70"></text:span><text:span text:style-name="T46"/></text:p>
          </table:table-cell>
          <table:table-cell table:style-name="Tableau8.D18" table:number-columns-spanned="6" office:value-type="string">
            <text:p text:style-name="P26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9" table:number-columns-spanned="2" office:value-type="string">
            <text:p text:style-name="P15" loext:marker-style-name="T50"><text:span text:style-name="T98">Période d’exercice</text:span><text:span text:style-name="T98"/></text:p>
          </table:table-cell>
          <table:covered-table-cell/>
          <table:table-cell table:style-name="Tableau8.C19" office:value-type="string">
            <text:p text:style-name="P35" loext:marker-style-name="T50"><text:span text:style-name="T70"></text:span><text:span text:style-name="T46"/></text:p>
          </table:table-cell>
          <table:table-cell table:style-name="Tableau8.D19" table:number-columns-spanned="2" office:value-type="string">
            <text:p text:style-name="P26" loext:marker-style-name="T50"><text:span text:style-name="T98">Du</text:span><text:span text:style-name="T98"/></text:p>
          </table:table-cell>
          <table:covered-table-cell/>
          <table:table-cell table:style-name="Tableau8.F19" table:number-columns-spanned="2" office:value-type="string">
            <text:p text:style-name="P26" loext:marker-style-name="T50"><loext:content-control loext:date="true" loext:date-format="dd/MM/yyyy" loext:date-rfc-language-tag="fr-FR" loext:current-date="2024-01-22T00:00:00Z"><text:span text:style-name="Placeholder_20_Text"><text:span text:style-name="T85">22/01/2024</text:span></text:span></loext:content-control></text:p>
          </table:table-cell>
          <table:covered-table-cell/>
          <table:table-cell table:style-name="Tableau8.H19" office:value-type="string">
            <text:p text:style-name="P26" loext:marker-style-name="T50"><text:span text:style-name="T98">au</text:span><text:span text:style-name="T98"/></text:p>
          </table:table-cell>
          <table:table-cell table:style-name="Tableau8.I19" office:value-type="string">
            <text:p text:style-name="P26" loext:marker-style-name="T50"><loext:content-control loext:date="true" loext:date-format="dd/MM/yyyy" loext:date-rfc-language-tag="fr-FR" loext:current-date="2024-02-02T00:00:00Z"><text:span text:style-name="Placeholder_20_Text"><text:span text:style-name="T85">02/02/2024</text:span></text:span></loext:content-control></text:p>
          </table:table-cell>
        </table:table-row>
        <table:table-row table:style-name="Tableau8.20">
          <table:table-cell table:style-name="Tableau8.A20" table:number-columns-spanned="9" office:value-type="string">
            <text:p text:style-name="P71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9" office:value-type="string">
            <text:p text:style-name="P93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2">
          <table:table-cell table:style-name="Tableau8.A22" table:number-columns-spanned="9" office:value-type="string">
            <text:p text:style-name="P26" loext:marker-style-name="T57"><text:span text:style-name="T98">5. Informations complémentaires </text:span><text:span text:style-name="T10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9" office:value-type="string">
            <text:p text:style-name="P34" loext:marker-style-name="T50"><loext:content-control><text:span text:style-name="T86">Agilité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" loext:marker-style-name="T42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B"/>
        <table:table-column table:style-name="Tableau15.H"/>
        <table:table-column table:style-name="Tableau15.I"/>
        <table:table-row table:style-name="Tableau15.1">
          <table:table-cell table:style-name="Tableau15.A1" office:value-type="string">
            <text:p text:style-name="P106" loext:marker-style-name="T75"/>
          </table:table-cell>
          <table:table-cell table:style-name="Tableau15.A1" table:number-columns-spanned="3" office:value-type="string">
            <text:p text:style-name="P109" loext:marker-style-name="T75"/>
          </table:table-cell>
          <table:covered-table-cell/>
          <table:covered-table-cell/>
          <table:table-cell table:style-name="Tableau15.A1" table:number-columns-spanned="5" office:value-type="string">
            <text:p text:style-name="P84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" office:value-type="string">
            <text:p text:style-name="P18" loext:marker-style-name="T75"><text:span text:style-name="T76">Activité-type</text:span></text:p>
          </table:table-cell>
          <table:table-cell table:style-name="Tableau15.A1" table:number-columns-spanned="3" office:value-type="string">
            <text:p text:style-name="P36" loext:marker-style-name="T75"><loext:content-control loext:dropdown="true"><loext:list-item loext:display-text="2" loext:value="2"/><loext:list-item loext:display-text="3" loext:value="3"/><loext:list-item loext:display-text="4" loext:value="4"/><loext:list-item loext:display-text="5" loext:value="5"/><loext:list-item loext:display-text="1" loext:value="1"/>1</loext:content-control></text:p>
          </table:table-cell>
          <table:covered-table-cell/>
          <table:covered-table-cell/>
          <table:table-cell table:style-name="Tableau15.A1" table:number-columns-spanned="5" office:value-type="string">
            <text:p text:style-name="P37" loext:marker-style-name="T50"><loext:content-control><text:span text:style-name="T78">Développer une application sécurisée</text:span></loext:content-control></text:p>
          </table:table-cell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3" table:number-columns-spanned="4" office:value-type="string">
            <text:p text:style-name="P24" loext:marker-style-name="T54"><text:span text:style-name="T99">Exemple n°1</text:span><text:span text:style-name="T111"> <text:s/></text:span><text:span text:style-name="T70"></text:span></text:p>
          </table:table-cell>
          <table:covered-table-cell/>
          <table:covered-table-cell/>
          <table:covered-table-cell/>
          <table:table-cell table:style-name="Tableau15.E3" table:number-columns-spanned="5" office:value-type="string">
            <text:p text:style-name="P47" loext:marker-style-name="T42"><text:span text:style-name="T97">Développer des interfaces utilisat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4" table:number-columns-spanned="4" office:value-type="string">
            <text:p text:style-name="P94" loext:marker-style-name="T50"/>
          </table:table-cell>
          <table:covered-table-cell/>
          <table:covered-table-cell/>
          <table:covered-table-cell/>
          <table:table-cell table:style-name="Tableau15.E4" table:number-columns-spanned="5" office:value-type="string">
            <text:p text:style-name="P94" loext:marker-style-name="T50"/>
          </table:table-cell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5" table:number-columns-spanned="9" office:value-type="string">
            <text:p text:style-name="P37" loext:marker-style-name="T50"><text:span text:style-name="T9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9" office:value-type="string">
            <text:p text:style-name="P43" loext:marker-style-name="T50"><text:span text:style-name="T81">Dans le cadre de ma formation de Développeur web chez OpenClassrooms, j’ai développé un projet React. Il s’agissait d’une interface front dynamique de type site web d’agence de location immobilière.</text:span></text:p>
            <text:p text:style-name="P43" loext:marker-style-name="T50"><text:span text:style-name="T81"/></text:p>
            <text:p text:style-name="P43" loext:marker-style-name="T50"><text:span text:style-name="T81">Initialisation du projet React</text:span></text:p>
            <text:p text:style-name="P43" loext:marker-style-name="T50"><text:span text:style-name="T81">Ajout de React Router pour la navigation</text:span></text:p>
            <text:p text:style-name="P43" loext:marker-style-name="T50"><text:span text:style-name="T81">Créer le routeur, gérer les url personnalisés et les redirections vers la page erreur quand c’est nécessaire</text:span></text:p>
            <text:p text:style-name="P43" loext:marker-style-name="T50"><text:span text:style-name="T81">Créer la page d’accueil et récupérer dynamiquement le contenu image et titre des annonces immobilières</text:span></text:p>
            <text:p text:style-name="P125" loext:marker-style-name="T50"><text:span text:style-name="T78">Créer une page d’information avec un composant « Collapse » réutilisable</text:span></text:p>
            <text:p text:style-name="P125" loext:marker-style-name="T50"><text:span text:style-name="T78">Créer une page logement avec url personnalisé, le composant collapse réutilisé et un carroussel d’images animé</text:span></text:p>
            <text:p text:style-name="P125" loext:marker-style-name="T50"><text:span text:style-name="T78">Tester l’interfa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9" office:value-type="string">
            <text:p text:style-name="P72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8">
          <table:table-cell table:style-name="Tableau15.A8" table:number-columns-spanned="9" office:value-type="string">
            <text:p text:style-name="P37" loext:marker-style-name="T50"><text:span text:style-name="T98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9">
          <table:table-cell table:style-name="Tableau15.A9" table:number-columns-spanned="9" office:value-type="string">
            <text:p text:style-name="P44" loext:marker-style-name="T50"><text:span text:style-name="T83">IDE VSC</text:span></text:p>
            <text:p text:style-name="P44" loext:marker-style-name="T50"><text:span text:style-name="T83">ReactJS</text:span></text:p>
            <text:p text:style-name="P44" loext:marker-style-name="T50"><text:span text:style-name="T83">Gitbash</text:span></text:p>
            <text:p text:style-name="P44" loext:marker-style-name="T50"><text:span text:style-name="T83">Powershell</text:span></text:p>
            <text:p text:style-name="P44" loext:marker-style-name="T50"><text:span text:style-name="T83">Github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10" table:number-columns-spanned="9" office:value-type="string">
            <text:p text:style-name="P94" loext:marker-style-name="T50"/>
            <text:p text:style-name="P94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1">
          <table:table-cell table:style-name="Tableau15.A11" table:number-columns-spanned="9" office:value-type="string">
            <text:p text:style-name="P37" loext:marker-style-name="T50"><text:span text:style-name="T98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5.12">
          <table:table-cell table:style-name="Tableau15.A12" table:number-columns-spanned="9" office:value-type="string">
            <text:p text:style-name="P38" loext:marker-style-name="T50"><text:span text:style-name="T82">Dans le cadre de ce projet, j’ai travaillé seul. L</text:span><text:span text:style-name="T83">ors</text:span><text:span text:style-name="T82"> de l’implémentation, j’ai été accompagnée une fois par semaine par </text:span><text:span text:style-name="T83">mon mentor OpenClassrooms.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3">
          <table:table-cell table:style-name="Tableau15.A13" table:number-columns-spanned="9" office:value-type="string">
            <text:p text:style-name="P94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4">
          <table:table-cell table:style-name="Tableau15.A14" table:number-columns-spanned="9" office:value-type="string">
            <text:p text:style-name="P37" loext:marker-style-name="T50"><text:span text:style-name="T98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5">
          <table:table-cell table:style-name="Tableau15.A15" table:number-columns-spanned="6" office:value-type="string">
            <text:p text:style-name="P97" loext:marker-style-name="T55"/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5" table:number-columns-spanned="3" office:value-type="string">
            <text:p text:style-name="P112" loext:marker-style-name="T77"/>
          </table:table-cell>
          <table:covered-table-cell/>
          <table:covered-table-cell/>
        </table:table-row>
        <table:table-row table:style-name="Tableau15.16">
          <table:table-cell table:style-name="Tableau15.A16" table:number-columns-spanned="6" office:value-type="string">
            <text:p text:style-name="P37" loext:marker-style-name="T50"><text:span text:style-name="T98">Nom de l’entreprise, organisme ou association <text:s/></text:span><text:span text:style-name="T70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6" table:number-columns-spanned="3" office:value-type="string">
            <text:p text:style-name="P37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</table:table-row>
        <table:table-row table:style-name="Tableau15.17">
          <table:table-cell table:style-name="Tableau15.A17" table:number-columns-spanned="2" office:value-type="string">
            <text:p text:style-name="P100" loext:marker-style-name="T56"/>
          </table:table-cell>
          <table:covered-table-cell/>
          <table:table-cell table:style-name="Tableau15.C17" table:number-columns-spanned="7" office:value-type="string">
            <text:p text:style-name="P100" loext:marker-style-name="T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8" table:number-columns-spanned="2" office:value-type="string">
            <text:p text:style-name="P37" loext:marker-style-name="T50"><text:span text:style-name="T98">Chantier, atelier, service</text:span></text:p>
          </table:table-cell>
          <table:covered-table-cell/>
          <table:table-cell table:style-name="Tableau15.C18" office:value-type="string">
            <text:p text:style-name="P39" loext:marker-style-name="T50"><text:span text:style-name="T70"></text:span></text:p>
          </table:table-cell>
          <table:table-cell table:style-name="Tableau15.D18" table:number-columns-spanned="6" office:value-type="string">
            <text:p text:style-name="P37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9" table:number-columns-spanned="2" office:value-type="string">
            <text:p text:style-name="P19" loext:marker-style-name="T50"><text:span text:style-name="T98">Période d’exercice</text:span></text:p>
          </table:table-cell>
          <table:covered-table-cell/>
          <table:table-cell table:style-name="Tableau15.C19" office:value-type="string">
            <text:p text:style-name="P39" loext:marker-style-name="T50"><text:span text:style-name="T70"></text:span></text:p>
          </table:table-cell>
          <table:table-cell table:style-name="Tableau15.D19" table:number-columns-spanned="2" office:value-type="string">
            <text:p text:style-name="P37" loext:marker-style-name="T50"><text:span text:style-name="T98">Du</text:span></text:p>
          </table:table-cell>
          <table:covered-table-cell/>
          <table:table-cell table:style-name="Tableau15.F19" table:number-columns-spanned="2" office:value-type="string">
            <text:p text:style-name="P37" loext:marker-style-name="T50"><loext:content-control loext:date="true" loext:date-format="dd/MM/yyyy" loext:date-rfc-language-tag="fr-FR" loext:current-date="2023-05-27T00:00:00Z"><text:span text:style-name="Placeholder_20_Text"><text:span text:style-name="T84">27/05/2023</text:span></text:span></loext:content-control></text:p>
          </table:table-cell>
          <table:covered-table-cell/>
          <table:table-cell table:style-name="Tableau15.H19" office:value-type="string">
            <text:p text:style-name="P37" loext:marker-style-name="T50"><text:span text:style-name="T98">au</text:span></text:p>
          </table:table-cell>
          <table:table-cell table:style-name="Tableau15.I19" office:value-type="string">
            <text:p text:style-name="P37" loext:marker-style-name="T50"><loext:content-control loext:date="true" loext:date-format="dd/MM/yyyy" loext:date-rfc-language-tag="fr-FR" loext:current-date="2023-06-20T00:00:00Z"><text:span text:style-name="Placeholder_20_Text"><text:span text:style-name="T84">20/06/2023</text:span></text:span></loext:content-control></text:p>
          </table:table-cell>
        </table:table-row>
        <table:table-row table:style-name="Tableau15.20">
          <table:table-cell table:style-name="Tableau15.A20" table:number-columns-spanned="9" office:value-type="string">
            <text:p text:style-name="P72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1">
          <table:table-cell table:style-name="Tableau15.A21" table:number-columns-spanned="9" office:value-type="string">
            <text:p text:style-name="P94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2">
          <table:table-cell table:style-name="Tableau15.A22" table:number-columns-spanned="9" office:value-type="string">
            <text:p text:style-name="P37" loext:marker-style-name="T57"><text:span text:style-name="T98">5. Informations complémentaires </text:span><text:span text:style-name="T10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3">
          <table:table-cell table:style-name="Tableau15.A23" table:number-columns-spanned="9" office:value-type="string">
            <text:p text:style-name="P38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B"/>
        <table:table-column table:style-name="Tableau17.H"/>
        <table:table-column table:style-name="Tableau17.I"/>
        <table:table-row table:style-name="Tableau17.1">
          <table:table-cell table:style-name="Tableau17.A1" office:value-type="string">
            <text:p text:style-name="P106" loext:marker-style-name="T75"/>
          </table:table-cell>
          <table:table-cell table:style-name="Tableau17.A1" table:number-columns-spanned="3" office:value-type="string">
            <text:p text:style-name="P109" loext:marker-style-name="T75"/>
          </table:table-cell>
          <table:covered-table-cell/>
          <table:covered-table-cell/>
          <table:table-cell table:style-name="Tableau17.A1" table:number-columns-spanned="5" office:value-type="string">
            <text:p text:style-name="P84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" office:value-type="string">
            <text:p text:style-name="P18" loext:marker-style-name="T75"><text:span text:style-name="T76">Activité-type</text:span></text:p>
          </table:table-cell>
          <table:table-cell table:style-name="Tableau17.A1" table:number-columns-spanned="3" office:value-type="string">
            <text:p text:style-name="P118" loext:marker-style-name="T75">2</text:p>
          </table:table-cell>
          <table:covered-table-cell/>
          <table:covered-table-cell/>
          <table:table-cell table:style-name="Tableau17.A1" table:number-columns-spanned="5" office:value-type="string">
            <text:p text:style-name="P2">Concevoir et développer une application sécurisée organisée en couches</text:p>
          </table:table-cell>
          <table:covered-table-cell/>
          <table:covered-table-cell/>
          <table:covered-table-cell/>
          <table:covered-table-cell/>
        </table:table-row>
        <table:table-row table:style-name="Tableau17.3">
          <table:table-cell table:style-name="Tableau17.A3" table:number-columns-spanned="4" office:value-type="string">
            <text:p text:style-name="P24" loext:marker-style-name="T54"><text:span text:style-name="T99">Exemple n°1</text:span><text:span text:style-name="T111"> <text:s/></text:span><text:span text:style-name="T70"></text:span></text:p>
          </table:table-cell>
          <table:covered-table-cell/>
          <table:covered-table-cell/>
          <table:covered-table-cell/>
          <table:table-cell table:style-name="Tableau17.E3" table:number-columns-spanned="5" office:value-type="string">
            <text:p text:style-name="P37" loext:marker-style-name="T69"><text:span text:style-name="T78">Concevoir et mettre en place une base de données relationnelle</text:span></text:p>
            <text:p text:style-name="P37" loext:marker-style-name="T69"><text:span text:style-name="T78"/></text:p>
          </table:table-cell>
          <table:covered-table-cell/>
          <table:covered-table-cell/>
          <table:covered-table-cell/>
          <table:covered-table-cell/>
        </table:table-row>
        <table:table-row table:style-name="Tableau17.3">
          <table:table-cell table:style-name="Tableau17.A4" table:number-columns-spanned="4" office:value-type="string">
            <text:p text:style-name="P94" loext:marker-style-name="T50"/>
          </table:table-cell>
          <table:covered-table-cell/>
          <table:covered-table-cell/>
          <table:covered-table-cell/>
          <table:table-cell table:style-name="Tableau17.E4" table:number-columns-spanned="5" office:value-type="string">
            <text:p text:style-name="P94" loext:marker-style-name="T50"/>
          </table:table-cell>
          <table:covered-table-cell/>
          <table:covered-table-cell/>
          <table:covered-table-cell/>
          <table:covered-table-cell/>
        </table:table-row>
        <table:table-row table:style-name="Tableau17.5">
          <table:table-cell table:style-name="Tableau17.A5" table:number-columns-spanned="9" office:value-type="string">
            <text:p text:style-name="P37" loext:marker-style-name="T50"><text:span text:style-name="T9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9" office:value-type="string">
            <text:p text:style-name="P12"><text:span text:style-name="T83">L’un des projets que nous avons réalisé dans le cadre de notre formation chez Simplon était la création d’un blog from scratch.</text:span></text:p>
            <text:p text:style-name="P12"><text:span text:style-name="T83">J’ai été en charge de concevoir et mettre en place une base de données relationnelle </text:span><text:span text:style-name="T84">avec un collègue.</text:span></text:p>
            <text:p text:style-name="P128"><text:span text:style-name="T78">Expression du besoin, identification des entités</text:span></text:p>
            <text:p text:style-name="P128"><text:span text:style-name="T78">Transcription du besoin en modèle relationnel</text:span></text:p>
            <text:p text:style-name="P128"><text:span text:style-name="T78">Script SQL de création des tables</text:span></text:p>
            <text:p text:style-name="P128"><text:span text:style-name="T78">Tests sur Beekeeper</text:span></text:p>
            <text:p text:style-name="P128"><text:span text:style-name="T78">Tests sur PGAdmin</text:span></text:p>
            <text:p text:style-name="P128"><text:span text:style-name="T78">Insertion d’un script de données de test</text:span></text:p>
            <text:p text:style-name="P44" loext:marker-style-name="T50"><text:span text:style-name="T83"/></text:p>
            <text:p text:style-name="P44" loext:marker-style-name="T50"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9" office:value-type="string">
            <text:p text:style-name="P72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8">
          <table:table-cell table:style-name="Tableau17.A8" table:number-columns-spanned="9" office:value-type="string">
            <text:p text:style-name="P37" loext:marker-style-name="T50"><text:span text:style-name="T98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9">
          <table:table-cell table:style-name="Tableau17.A9" table:number-columns-spanned="9" office:value-type="string">
            <text:p text:style-name="P44" loext:marker-style-name="T50"><text:span text:style-name="T83">Beekeeper</text:span></text:p>
            <text:p text:style-name="P129" loext:marker-style-name="T50"><text:span text:style-name="T83">P</text:span><text:span text:style-name="T78">GAdmin</text:span></text:p>
            <text:p text:style-name="P44" loext:marker-style-name="T50"><text:span text:style-name="T83">VSC</text:span></text:p>
            <text:p text:style-name="P44" loext:marker-style-name="T50"><text:span text:style-name="T83">Github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0">
          <table:table-cell table:style-name="Tableau17.A10" table:number-columns-spanned="9" office:value-type="string">
            <text:p text:style-name="P94" loext:marker-style-name="T50"/>
            <text:p text:style-name="P94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7.11">
          <table:table-cell table:style-name="Tableau17.A11" table:number-columns-spanned="9" office:value-type="string">
            <text:p text:style-name="P37" loext:marker-style-name="T50"><text:span text:style-name="T98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2">
          <table:table-cell table:style-name="Tableau17.A12" table:number-columns-spanned="9" office:value-type="string">
            <text:p text:style-name="P12"><text:span text:style-name="T83">L’équipe était composée de 7 personnes. Dans le cadre de ce projet, nous avons presque tous travaillé en peer programming.</text:span></text:p>
            <text:p text:style-name="P12"><text:span text:style-name="T83">Deux personnes se sont occupées du maquettage, puis de l’implémentation en pug.</text:span></text:p>
            <text:p text:style-name="P12"><text:span text:style-name="T83">Deux autres personnes se sont concentrées sur l’implémentation d’un script TypeScript dont la responsabilité était l’envoi des requêtes vers la base de données.</text:span></text:p>
            <text:p text:style-name="P12"><text:span text:style-name="T83">Un collègue et moi-même avons travaillé sur la conception, l’implémentation de la base de données et la création de script de données de test.</text:span></text:p>
            <text:p text:style-name="P12" loext:marker-style-name="T50"><text:span text:style-name="T83">Une personne était en charge de mettre en place un Docker à même de nous offrir un environnement de développement commun.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3">
          <table:table-cell table:style-name="Tableau17.A13" table:number-columns-spanned="9" office:value-type="string">
            <text:p text:style-name="P94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4">
          <table:table-cell table:style-name="Tableau17.A14" table:number-columns-spanned="9" office:value-type="string">
            <text:p text:style-name="P37" loext:marker-style-name="T50"><text:span text:style-name="T98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5">
          <table:table-cell table:style-name="Tableau17.A15" table:number-columns-spanned="6" office:value-type="string">
            <text:p text:style-name="P97" loext:marker-style-name="T55"/>
          </table:table-cell>
          <table:covered-table-cell/>
          <table:covered-table-cell/>
          <table:covered-table-cell/>
          <table:covered-table-cell/>
          <table:covered-table-cell/>
          <table:table-cell table:style-name="Tableau17.G15" table:number-columns-spanned="3" office:value-type="string">
            <text:p text:style-name="P112" loext:marker-style-name="T77"/>
          </table:table-cell>
          <table:covered-table-cell/>
          <table:covered-table-cell/>
        </table:table-row>
        <table:table-row table:style-name="Tableau17.16">
          <table:table-cell table:style-name="Tableau17.A16" table:number-columns-spanned="6" office:value-type="string">
            <text:p text:style-name="P37" loext:marker-style-name="T50"><text:span text:style-name="T98">Nom de l’entreprise, organisme ou association <text:s/></text:span><text:span text:style-name="T70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7.G16" table:number-columns-spanned="3" office:value-type="string">
            <text:p text:style-name="P37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</table:table-row>
        <table:table-row table:style-name="Tableau17.17">
          <table:table-cell table:style-name="Tableau17.A17" table:number-columns-spanned="2" office:value-type="string">
            <text:p text:style-name="P100" loext:marker-style-name="T56"/>
          </table:table-cell>
          <table:covered-table-cell/>
          <table:table-cell table:style-name="Tableau17.C17" table:number-columns-spanned="7" office:value-type="string">
            <text:p text:style-name="P100" loext:marker-style-name="T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8" table:number-columns-spanned="2" office:value-type="string">
            <text:p text:style-name="P37" loext:marker-style-name="T50"><text:span text:style-name="T98">Chantier, atelier, service</text:span></text:p>
          </table:table-cell>
          <table:covered-table-cell/>
          <table:table-cell table:style-name="Tableau17.C18" office:value-type="string">
            <text:p text:style-name="P39" loext:marker-style-name="T50"><text:span text:style-name="T70"></text:span></text:p>
          </table:table-cell>
          <table:table-cell table:style-name="Tableau17.D18" table:number-columns-spanned="6" office:value-type="string">
            <text:p text:style-name="P37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9" table:number-columns-spanned="2" office:value-type="string">
            <text:p text:style-name="P19" loext:marker-style-name="T50"><text:span text:style-name="T98">Période d’exercice</text:span></text:p>
          </table:table-cell>
          <table:covered-table-cell/>
          <table:table-cell table:style-name="Tableau17.C19" office:value-type="string">
            <text:p text:style-name="P39" loext:marker-style-name="T50"><text:span text:style-name="T70"></text:span></text:p>
          </table:table-cell>
          <table:table-cell table:style-name="Tableau17.D19" table:number-columns-spanned="2" office:value-type="string">
            <text:p text:style-name="P37" loext:marker-style-name="T50"><text:span text:style-name="T98">Du</text:span></text:p>
          </table:table-cell>
          <table:covered-table-cell/>
          <table:table-cell table:style-name="Tableau17.F19" table:number-columns-spanned="2" office:value-type="string">
            <text:p text:style-name="P37" loext:marker-style-name="T50"><loext:content-control loext:date="true" loext:date-format="dd/MM/yyyy" loext:date-rfc-language-tag="fr-FR" loext:current-date="2023-11-20T00:00:00Z"><text:span text:style-name="Placeholder_20_Text"><text:span text:style-name="T84">20/11/2023</text:span></text:span></loext:content-control></text:p>
          </table:table-cell>
          <table:covered-table-cell/>
          <table:table-cell table:style-name="Tableau17.H19" office:value-type="string">
            <text:p text:style-name="P37" loext:marker-style-name="T50"><text:span text:style-name="T98">au</text:span></text:p>
          </table:table-cell>
          <table:table-cell table:style-name="Tableau17.I19" office:value-type="string">
            <text:p text:style-name="P37" loext:marker-style-name="T50"><loext:content-control loext:date="true" loext:date-format="dd/MM/yyyy" loext:date-rfc-language-tag="fr-FR" loext:current-date="2023-12-01T00:00:00Z"><text:span text:style-name="Placeholder_20_Text"><text:span text:style-name="T84">01/12/2023</text:span></text:span></loext:content-control></text:p>
          </table:table-cell>
        </table:table-row>
        <table:table-row table:style-name="Tableau17.20">
          <table:table-cell table:style-name="Tableau17.A20" table:number-columns-spanned="9" office:value-type="string">
            <text:p text:style-name="P72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1">
          <table:table-cell table:style-name="Tableau17.A21" table:number-columns-spanned="9" office:value-type="string">
            <text:p text:style-name="P94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2">
          <table:table-cell table:style-name="Tableau17.A22" table:number-columns-spanned="9" office:value-type="string">
            <text:p text:style-name="P37" loext:marker-style-name="T57"><text:span text:style-name="T98">5. Informations complémentaires </text:span><text:span text:style-name="T10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3">
          <table:table-cell table:style-name="Tableau17.A23" table:number-columns-spanned="9" office:value-type="string">
            <text:p text:style-name="P38" loext:marker-style-name="T50"><text:span text:style-name="T86">Agilité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B"/>
        <table:table-column table:style-name="Tableau16.H"/>
        <table:table-column table:style-name="Tableau16.I"/>
        <table:table-row table:style-name="Tableau16.1">
          <table:table-cell table:style-name="Tableau16.A1" office:value-type="string">
            <text:p text:style-name="P107" loext:marker-style-name="T75"/>
          </table:table-cell>
          <table:table-cell table:style-name="Tableau16.A1" table:number-columns-spanned="3" office:value-type="string">
            <text:p text:style-name="P110" loext:marker-style-name="T75"/>
          </table:table-cell>
          <table:covered-table-cell/>
          <table:covered-table-cell/>
          <table:table-cell table:style-name="Tableau16.A1" table:number-columns-spanned="5" office:value-type="string">
            <text:p text:style-name="P85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" office:value-type="string">
            <text:p text:style-name="P20" loext:marker-style-name="T75"><text:span text:style-name="T76">Activité-type</text:span></text:p>
          </table:table-cell>
          <table:table-cell table:style-name="Tableau16.A1" table:number-columns-spanned="3" office:value-type="string">
            <text:p text:style-name="P118" loext:marker-style-name="T75">3</text:p>
          </table:table-cell>
          <table:covered-table-cell/>
          <table:covered-table-cell/>
          <table:table-cell table:style-name="Tableau16.A1" table:number-columns-spanned="5" office:value-type="string">
            <text:p text:style-name="P3">Préparer le déploiement d’une application sécurisée</text:p>
          </table:table-cell>
          <table:covered-table-cell/>
          <table:covered-table-cell/>
          <table:covered-table-cell/>
          <table:covered-table-cell/>
        </table:table-row>
        <table:table-row table:style-name="Tableau16.3">
          <table:table-cell table:style-name="Tableau16.A3" table:number-columns-spanned="4" office:value-type="string">
            <text:p text:style-name="P25" loext:marker-style-name="T54"><text:span text:style-name="T99">Exemple n°1</text:span><text:span text:style-name="T111"> <text:s/></text:span><text:span text:style-name="T70"></text:span></text:p>
          </table:table-cell>
          <table:covered-table-cell/>
          <table:covered-table-cell/>
          <table:covered-table-cell/>
          <table:table-cell table:style-name="Tableau16.E3" table:number-columns-spanned="5" office:value-type="string">
            <text:p text:style-name="P40" loext:marker-style-name="T69"><loext:content-control><text:span text:style-name="T78">Cliquez ici pour entrer l’intitulé de l’exemple</text:span></loext:content-control></text:p>
          </table:table-cell>
          <table:covered-table-cell/>
          <table:covered-table-cell/>
          <table:covered-table-cell/>
          <table:covered-table-cell/>
        </table:table-row>
        <table:table-row table:style-name="Tableau16.3">
          <table:table-cell table:style-name="Tableau16.A4" table:number-columns-spanned="4" office:value-type="string">
            <text:p text:style-name="P95" loext:marker-style-name="T50"/>
          </table:table-cell>
          <table:covered-table-cell/>
          <table:covered-table-cell/>
          <table:covered-table-cell/>
          <table:table-cell table:style-name="Tableau16.E4" table:number-columns-spanned="5" office:value-type="string">
            <text:p text:style-name="P95" loext:marker-style-name="T50"/>
          </table:table-cell>
          <table:covered-table-cell/>
          <table:covered-table-cell/>
          <table:covered-table-cell/>
          <table:covered-table-cell/>
        </table:table-row>
        <table:table-row table:style-name="Tableau16.5">
          <table:table-cell table:style-name="Tableau16.A5" table:number-columns-spanned="9" office:value-type="string">
            <text:p text:style-name="P40" loext:marker-style-name="T50"><text:span text:style-name="T98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9" office:value-type="string">
            <text:p text:style-name="P41" loext:marker-style-name="T50"><loext:content-control><text:span text:style-name="T80">Projet portfolio chez OpenClassrrom<text:line-break/><text:line-break/></text:span><text:span text:style-name="T83">Dépendances – React<text:line-break/><text:line-break/>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9" office:value-type="string">
            <text:p text:style-name="P73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8">
          <table:table-cell table:style-name="Tableau16.A8" table:number-columns-spanned="9" office:value-type="string">
            <text:p text:style-name="P40" loext:marker-style-name="T50"><text:span text:style-name="T98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9">
          <table:table-cell table:style-name="Tableau16.A9" table:number-columns-spanned="9" office:value-type="string">
            <text:p text:style-name="P44" loext:marker-style-name="T50"><text:span text:style-name="T83">VSC</text:span></text:p>
            <text:p text:style-name="P44" loext:marker-style-name="T50"><text:span text:style-name="T83">Github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0">
          <table:table-cell table:style-name="Tableau16.A10" table:number-columns-spanned="9" office:value-type="string">
            <text:p text:style-name="P95" loext:marker-style-name="T50"/>
            <text:p text:style-name="P95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1">
          <table:table-cell table:style-name="Tableau16.A11" table:number-columns-spanned="9" office:value-type="string">
            <text:p text:style-name="P40" loext:marker-style-name="T50"><text:span text:style-name="T98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6.12">
          <table:table-cell table:style-name="Tableau16.A12" table:number-columns-spanned="9" office:value-type="string">
            <text:p text:style-name="P41" loext:marker-style-name="T50"><text:span text:style-name="T83">J’ai travaillé seul dans le cadre de la réalisation de ce projet.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3">
          <table:table-cell table:style-name="Tableau16.A13" table:number-columns-spanned="9" office:value-type="string">
            <text:p text:style-name="P95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4">
          <table:table-cell table:style-name="Tableau16.A14" table:number-columns-spanned="9" office:value-type="string">
            <text:p text:style-name="P40" loext:marker-style-name="T50"><text:span text:style-name="T98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5">
          <table:table-cell table:style-name="Tableau16.A15" table:number-columns-spanned="6" office:value-type="string">
            <text:p text:style-name="P98" loext:marker-style-name="T55"/>
          </table:table-cell>
          <table:covered-table-cell/>
          <table:covered-table-cell/>
          <table:covered-table-cell/>
          <table:covered-table-cell/>
          <table:covered-table-cell/>
          <table:table-cell table:style-name="Tableau16.G15" table:number-columns-spanned="3" office:value-type="string">
            <text:p text:style-name="P113" loext:marker-style-name="T77"/>
          </table:table-cell>
          <table:covered-table-cell/>
          <table:covered-table-cell/>
        </table:table-row>
        <table:table-row table:style-name="Tableau16.16">
          <table:table-cell table:style-name="Tableau16.A16" table:number-columns-spanned="6" office:value-type="string">
            <text:p text:style-name="P40" loext:marker-style-name="T50"><text:span text:style-name="T98">Nom de l’entreprise, organisme ou association <text:s/></text:span><text:span text:style-name="T70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6.G16" table:number-columns-spanned="3" office:value-type="string">
            <text:p text:style-name="P127" loext:marker-style-name="T50">Organisme de formation OpenClassrooms</text:p>
          </table:table-cell>
          <table:covered-table-cell/>
          <table:covered-table-cell/>
        </table:table-row>
        <table:table-row table:style-name="Tableau16.17">
          <table:table-cell table:style-name="Tableau16.A17" table:number-columns-spanned="2" office:value-type="string">
            <text:p text:style-name="P101" loext:marker-style-name="T56"/>
          </table:table-cell>
          <table:covered-table-cell/>
          <table:table-cell table:style-name="Tableau16.C17" table:number-columns-spanned="7" office:value-type="string">
            <text:p text:style-name="P101" loext:marker-style-name="T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8" table:number-columns-spanned="2" office:value-type="string">
            <text:p text:style-name="P40" loext:marker-style-name="T50"><text:span text:style-name="T98">Chantier, atelier, service</text:span></text:p>
          </table:table-cell>
          <table:covered-table-cell/>
          <table:table-cell table:style-name="Tableau16.C18" office:value-type="string">
            <text:p text:style-name="P42" loext:marker-style-name="T50"><text:span text:style-name="T70"></text:span></text:p>
          </table:table-cell>
          <table:table-cell table:style-name="Tableau16.D18" table:number-columns-spanned="6" office:value-type="string">
            <text:p text:style-name="P40" loext:marker-style-name="T50"><text:span text:style-name="T83">Projet 8 de la formation Développeur web</text:span><loext:content-control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9" table:number-columns-spanned="2" office:value-type="string">
            <text:p text:style-name="P21" loext:marker-style-name="T50"><text:span text:style-name="T98">Période d’exercice</text:span></text:p>
          </table:table-cell>
          <table:covered-table-cell/>
          <table:table-cell table:style-name="Tableau16.C19" office:value-type="string">
            <text:p text:style-name="P42" loext:marker-style-name="T50"><text:span text:style-name="T70"></text:span></text:p>
          </table:table-cell>
          <table:table-cell table:style-name="Tableau16.D19" table:number-columns-spanned="2" office:value-type="string">
            <text:p text:style-name="P40" loext:marker-style-name="T50"><text:span text:style-name="T98">Du</text:span></text:p>
          </table:table-cell>
          <table:covered-table-cell/>
          <table:table-cell table:style-name="Tableau16.F19" table:number-columns-spanned="2" office:value-type="string">
            <text:p text:style-name="P40" loext:marker-style-name="T50"><loext:content-control loext:date="true" loext:date-format="dd/MM/yyyy" loext:date-rfc-language-tag="fr-FR" loext:current-date="2023-07-12T00:00:00Z"><text:span text:style-name="Placeholder_20_Text"><text:span text:style-name="T83">12/07/2023</text:span></text:span></loext:content-control></text:p>
          </table:table-cell>
          <table:covered-table-cell/>
          <table:table-cell table:style-name="Tableau16.H19" office:value-type="string">
            <text:p text:style-name="P40" loext:marker-style-name="T50"><text:span text:style-name="T98">au</text:span></text:p>
          </table:table-cell>
          <table:table-cell table:style-name="Tableau16.I19" office:value-type="string">
            <text:p text:style-name="P40" loext:marker-style-name="T50"><loext:content-control loext:date="true" loext:date-format="dd/MM/yyyy" loext:date-rfc-language-tag="fr-FR" loext:current-date="2023-08-07T00:00:00Z"><text:span text:style-name="Placeholder_20_Text"><text:span text:style-name="T83">07/08/2023</text:span></text:span></loext:content-control></text:p>
          </table:table-cell>
        </table:table-row>
        <table:table-row table:style-name="Tableau16.20">
          <table:table-cell table:style-name="Tableau16.A20" table:number-columns-spanned="9" office:value-type="string">
            <text:p text:style-name="P73" loext:marker-style-name="T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1">
          <table:table-cell table:style-name="Tableau16.A21" table:number-columns-spanned="9" office:value-type="string">
            <text:p text:style-name="P95" loext:marker-style-name="T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2">
          <table:table-cell table:style-name="Tableau16.A22" table:number-columns-spanned="9" office:value-type="string">
            <text:p text:style-name="P40" loext:marker-style-name="T57"><text:span text:style-name="T98">5. Informations complémentaires </text:span><text:span text:style-name="T100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3">
          <table:table-cell table:style-name="Tableau16.A23" table:number-columns-spanned="9" office:value-type="string">
            <text:p text:style-name="P41" loext:marker-style-name="T50"><loext:content-control><text:span text:style-name="T78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 loext:marker-style-name="T18"/>
      <text:p text:style-name="P54" loext:marker-style-name="T18"/>
      <text:p text:style-name="P54" loext:marker-style-name="T18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columns-spanned="3" office:value-type="string">
            <text:p text:style-name="P13" loext:marker-style-name="T90"><text:span text:style-name="T21">Titres, diplômes, CQP, attestations de formation</text:span><text:span text:style-name="T21"/></text:p>
          </table:table-cell>
          <table:covered-table-cell/>
          <table:covered-table-cell/>
        </table:table-row>
        <table:table-row table:style-name="Tableau9.2">
          <table:table-cell table:style-name="Tableau9.A2" table:number-columns-spanned="3" office:value-type="string">
            <text:p text:style-name="P115" loext:marker-style-name="T91"/>
          </table:table-cell>
          <table:covered-table-cell/>
          <table:covered-table-cell/>
        </table:table-row>
        <table:table-row table:style-name="Tableau9.3">
          <table:table-cell table:style-name="Tableau9.A3" table:number-columns-spanned="3" office:value-type="string">
            <text:p text:style-name="P13" loext:marker-style-name="T27"><text:span text:style-name="T103">(facultatif)</text:span><text:span text:style-name="T103"/></text:p>
            <text:p text:style-name="P61" loext:marker-style-name="T27"/>
            <text:p text:style-name="P62" loext:marker-style-name="T29"/>
          </table:table-cell>
          <table:covered-table-cell/>
          <table:covered-table-cell/>
        </table:table-row>
        <table:table-row table:style-name="Tableau9.1">
          <table:table-cell table:style-name="Tableau9.A4" office:value-type="string">
            <text:p text:style-name="P13" loext:marker-style-name="T26"><text:span text:style-name="T102">Intitulé</text:span><text:span text:style-name="T102"/></text:p>
          </table:table-cell>
          <table:table-cell table:style-name="Tableau9.B4" office:value-type="string">
            <text:p text:style-name="P13" loext:marker-style-name="T26"><text:span text:style-name="T102">Autorité ou organisme</text:span><text:span text:style-name="T102"/></text:p>
          </table:table-cell>
          <table:table-cell table:style-name="Tableau9.C4" office:value-type="string">
            <text:p text:style-name="P13" loext:marker-style-name="T26"><text:span text:style-name="T102">Date</text:span><text:span text:style-name="T102"/></text:p>
          </table:table-cell>
        </table:table-row>
        <table:table-row table:style-name="Tableau9.5">
          <table:table-cell table:style-name="Tableau9.A5" office:value-type="string">
            <text:p text:style-name="P4">Intégrateur développeur web</text:p>
          </table:table-cell>
          <table:table-cell table:style-name="Tableau9.B5" office:value-type="string">
            <text:p text:style-name="P4">OpenClassrooms</text:p>
          </table:table-cell>
          <table:table-cell table:style-name="Tableau9.C5" office:value-type="string">
            <text:p text:style-name="P14" loext:marker-style-name="T38"><text:span text:style-name="Placeholder_20_Text"><text:span text:style-name="T39">Août 2023</text:span></text:span></text:p>
          </table:table-cell>
        </table:table-row>
        <table:table-row table:style-name="Tableau9.5">
          <table:table-cell table:style-name="Tableau9.A6" office:value-type="string">
            <text:p text:style-name="P68" loext:marker-style-name="T38">Master Métiers du livre et Humanités Numériques</text:p>
          </table:table-cell>
          <table:table-cell table:style-name="Tableau9.B6" office:value-type="string">
            <text:p text:style-name="P68" loext:marker-style-name="T38">Université de Bretagne-Sud</text:p>
          </table:table-cell>
          <table:table-cell table:style-name="Tableau9.C6" office:value-type="string">
            <text:p text:style-name="P69" loext:marker-style-name="T38">Septembre 2015</text:p>
          </table:table-cell>
        </table:table-row>
      </table:table>
      <text:p text:style-name="P54" loext:marker-style-name="T18"/>
      <text:p text:style-name="P80" loext:marker-style-name="T42"/>
      <text:p text:style-name="P80" loext:marker-style-name="T42"/>
      <text:p text:style-name="P80" loext:marker-style-name="T42"/>
      <text:p text:style-name="P80" loext:marker-style-name="T42"/>
      <text:p text:style-name="P119" loext:marker-style-name="T42"><text:span text:style-name="T101"><text:line-break/></text:span><text:span text:style-name="T101"/></text:p>
      <text:p text:style-name="P56" loext:marker-style-name="T18"/>
      <text:p text:style-name="P57" loext:marker-style-name="T18"/>
      <text:p text:style-name="P57" loext:marker-style-name="T18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3" loext:marker-style-name="T90"><text:span text:style-name="T21">Déclaration sur l’honneur</text:span><text:span text:style-name="T21"/></text:p>
          </table:table-cell>
        </table:table-row>
        <table:table-row table:style-name="Tableau10.2">
          <table:table-cell table:style-name="Tableau10.A2" office:value-type="string">
            <text:p text:style-name="P115" loext:marker-style-name="T91"/>
          </table:table-cell>
        </table:table-row>
        <table:table-row table:style-name="Tableau10.3">
          <table:table-cell table:style-name="Tableau10.A3" office:value-type="string">
            <text:p text:style-name="P63" loext:marker-style-name="T30"/>
          </table:table-cell>
        </table:table-row>
      </table:table>
      <text:p text:style-name="P57" loext:marker-style-name="T18"/>
      <text:p text:style-name="P86" loext:marker-style-name="T52"/>
      <text:p text:style-name="P86" loext:marker-style-name="T52"/>
      <text:p text:style-name="P86" loext:marker-style-name="T52"><draw:custom-shape text:anchor-type="char" draw:z-index="36" draw:name="Zone de texte 2" draw:style-name="gr6" draw:text-style-name="P130" svg:width="10.053cm" svg:height="1.071cm" svg:x="5.584cm" svg:y="0.489cm"><text:p text:style-name="P131"><text:span text:style-name="T119">Cliquez ici pour taper du text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0" loext:marker-style-name="T52"><text:span text:style-name="T112">Je soussigné(e) [prénom et nom] </text:span><text:span text:style-name="T117"><text:tab/></text:span><text:span text:style-name="T112">,</text:span></text:p>
      <text:p text:style-name="P121" loext:marker-style-name="T52"><text:span text:style-name="T112">déclare sur l’honneur que les renseignements fournis dans ce dossier sont exacts et que je suis l’auteur(e) des réalisations jointes.</text:span><text:span text:style-name="T112"/></text:p>
      <text:p text:style-name="P87" loext:marker-style-name="T52"/>
      <text:p text:style-name="P87" loext:marker-style-name="T52"><draw:custom-shape text:anchor-type="char" style:rel-height="20%" draw:z-index="40" draw:name="Zone de texte 2" draw:style-name="gr6" draw:text-style-name="P130" svg:width="6.083cm" svg:height="0.768cm" svg:x="9.795cm" svg:y="0.998cm"><text:p text:style-name="P8" loext:marker-style-name="T53"><loext:content-control loext:date="true" loext:date-format="dd/MM/yyyy" loext:date-rfc-language-tag="fr-FR"><text:span text:style-name="Placeholder_20_Text"><text:span text:style-name="T113">Cliquez ici pour choisir une date</text:span>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Zone de texte 2" draw:style-name="gr3" draw:text-style-name="P130" svg:width="8.229cm" svg:height="1.071cm" svg:x="1.005cm" svg:y="0.998cm"><text:p text:style-name="P131"><text:span text:style-name="T119">Cliquez ici pour taper du text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2" loext:marker-style-name="T118"><text:span text:style-name="T112">Fait à </text:span><text:span text:style-name="T117"><text:tab/> </text:span><text:span text:style-name="T112">le</text:span><text:span text:style-name="T117"> <text:tab/></text:span></text:p>
      <text:p text:style-name="P123" loext:marker-style-name="T52"><text:span text:style-name="T112">pour faire valoir ce que de droit.</text:span><text:span text:style-name="T112"/></text:p>
      <text:p text:style-name="P87" loext:marker-style-name="T52"/>
      <text:p text:style-name="P124" loext:marker-style-name="T52"><text:span text:style-name="T112">Signature :</text:span><text:span text:style-name="T112"/></text:p>
      <text:p text:style-name="P86" loext:marker-style-name="T52"/>
      <text:p text:style-name="P80" loext:marker-style-name="T42"/>
      <text:p text:style-name="P80" loext:marker-style-name="T42"/>
      <text:p text:style-name="P82" loext:marker-style-name="T42"/>
      <text:p text:style-name="P55" loext:marker-style-name="T18"/>
      <text:p text:style-name="P54" loext:marker-style-name="T18"/>
      <text:p text:style-name="P54" loext:marker-style-name="T18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3" loext:marker-style-name="T90"><text:span text:style-name="T21">Documents illustrant la pratique professionnelle</text:span><text:span text:style-name="T21"/></text:p>
          </table:table-cell>
        </table:table-row>
        <table:table-row table:style-name="Tableau11.2">
          <table:table-cell table:style-name="Tableau11.A2" office:value-type="string">
            <text:p text:style-name="P115" loext:marker-style-name="T91"/>
          </table:table-cell>
        </table:table-row>
        <table:table-row table:style-name="Tableau11.3">
          <table:table-cell table:style-name="Tableau11.A3" office:value-type="string">
            <text:p text:style-name="P13" loext:marker-style-name="T27"><text:span text:style-name="T103">(facultatif)</text:span><text:span text:style-name="T103"/></text:p>
            <text:p text:style-name="P61" loext:marker-style-name="T27"/>
            <text:p text:style-name="P61" loext:marker-style-name="T27"/>
          </table:table-cell>
        </table:table-row>
        <table:table-row table:style-name="Tableau11.1">
          <table:table-cell table:style-name="Tableau11.A4" office:value-type="string">
            <text:p text:style-name="P26" loext:marker-style-name="T26"><text:span text:style-name="T102">Intitulé</text:span><text:span text:style-name="T102"/></text:p>
          </table:table-cell>
        </table:table-row>
        <table:table-row table:style-name="Tableau11.5">
          <table:table-cell table:style-name="Tableau11.A5" office:value-type="string">
            <text:p text:style-name="P48" loext:marker-style-name="T38"><loext:content-control><text:span text:style-name="T78">Cliquez ici pour taper du texte.</text:span></loext:content-control></text:p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5" office:value-type="string">
            <text:p text:style-name="P70" loext:marker-style-name="T38"/>
          </table:table-cell>
        </table:table-row>
        <table:table-row table:style-name="Tableau11.5">
          <table:table-cell table:style-name="Tableau11.A14" office:value-type="string">
            <text:p text:style-name="P70" loext:marker-style-name="T38"/>
          </table:table-cell>
        </table:table-row>
      </table:table>
      <text:p text:style-name="P54" loext:marker-style-name="T18"/>
      <text:p text:style-name="P80" loext:marker-style-name="T42"/>
      <text:p text:style-name="P80" loext:marker-style-name="T42"/>
      <text:p text:style-name="P81" loext:marker-style-name="T42"/>
      <text:p text:style-name="P80" loext:marker-style-name="T42"/>
      <text:p text:style-name="P80" loext:marker-style-name="T42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3" loext:marker-style-name="T90"><text:span text:style-name="T13">Annexes</text:span><text:span text:style-name="T13"/></text:p>
          </table:table-cell>
        </table:table-row>
        <table:table-row table:style-name="Tableau14.2">
          <table:table-cell table:style-name="Tableau14.A2" office:value-type="string">
            <text:p text:style-name="P115" loext:marker-style-name="T91"/>
          </table:table-cell>
        </table:table-row>
        <table:table-row table:style-name="Tableau14.3">
          <table:table-cell table:style-name="Tableau14.A3" office:value-type="string">
            <text:p text:style-name="P13" loext:marker-style-name="T28"><text:span text:style-name="T103">(Si le RC le prévoit)</text:span><text:span text:style-name="T104"/></text:p>
          </table:table-cell>
        </table:table-row>
        <table:table-row table:style-name="Tableau14.3">
          <table:table-cell table:style-name="Tableau14.A4" office:value-type="string">
            <text:p text:style-name="P75" loext:marker-style-name="T42"/>
          </table:table-cell>
        </table:table-row>
      </table:table>
      <text:p text:style-name="P79" loext:marker-style-name="T42"><draw:custom-shape text:anchor-type="char" draw:z-index="38" draw:name="Forme automatique 2" draw:style-name="gr6" draw:text-style-name="P130" svg:width="1.317cm" svg:height="1.047cm" draw:transform="rotate (-1.5707963267949) translate (16.0372777777778cm 27.43433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Internet_20_link" style:display-name="Internet link" style:family="text" style:parent-style-name="Default_20_Paragraph_20_Font_20__28_WW_29_">
      <style:text-properties fo:color="#404040" loext:opacity="100%" style:font-name="Calibri" fo:font-family="Calibri" style:font-family-generic="roman" style:font-pitch="variable" style:text-underline-style="none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>
      <style:text-properties fo:color="#d60093" loext:opacity="100%" fo:font-size="6pt" style:font-size-asian="6pt" style:font-name-complex="Wingdings 32" style:font-family-complex="'Wingdings 3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d60093" loext:opacity="100%" fo:font-style="normal" fo:font-weight="bold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au3" style:family="table">
      <style:table-properties style:width="17.194cm" fo:margin-left="-0.691cm" fo:margin-top="0cm" fo:margin-bottom="0cm" table:align="left" style:writing-mode="lr-tb"/>
    </style:style>
    <style:style style:name="Tableau3.A" style:family="table-column">
      <style:table-column-properties style:column-width="3.56cm"/>
    </style:style>
    <style:style style:name="Tableau3.B" style:family="table-column">
      <style:table-column-properties style:column-width="5.211cm"/>
    </style:style>
    <style:style style:name="Tableau3.C" style:family="table-column">
      <style:table-column-properties style:column-width="4.205cm"/>
    </style:style>
    <style:style style:name="Tableau3.D" style:family="table-column">
      <style:table-column-properties style:column-width="4.219cm"/>
    </style:style>
    <style:style style:name="Tableau3.1" style:family="table-row">
      <style:table-row-properties style:min-row-height="0.499cm" fo:keep-together="auto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1cm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3.4" style:family="table-row">
      <style:table-row-properties style:min-row-height="1.199cm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" style:family="table">
      <style:table-properties style:width="17.194cm" fo:margin-left="-0.691cm" fo:margin-top="0cm" fo:margin-bottom="0cm" table:align="left" style:writing-mode="lr-tb"/>
    </style:style>
    <style:style style:name="Tableau4.A" style:family="table-column">
      <style:table-column-properties style:column-width="5.249cm"/>
    </style:style>
    <style:style style:name="Tableau4.B" style:family="table-column">
      <style:table-column-properties style:column-width="4.246cm"/>
    </style:style>
    <style:style style:name="Tableau4.C" style:family="table-column">
      <style:table-column-properties style:column-width="7.699cm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4.2" style:family="table-row">
      <style:table-row-properties style:min-row-height="1.071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4.3" style:family="table-row">
      <style:table-row-properties style:min-row-height="0.101cm" fo:keep-together="auto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.4" style:family="table-row">
      <style:table-row-properties style:min-row-height="0.801cm" fo:keep-together="auto"/>
    </style:style>
    <style:style style:name="Tableau4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" style:family="table">
      <style:table-properties style:width="17.194cm" fo:margin-left="-0.691cm" fo:margin-top="0cm" fo:margin-bottom="0cm" table:align="left" style:writing-mode="lr-tb"/>
    </style:style>
    <style:style style:name="Tableau7.A" style:family="table-column">
      <style:table-column-properties style:column-width="5.249cm"/>
    </style:style>
    <style:style style:name="Tableau7.B" style:family="table-column">
      <style:table-column-properties style:column-width="4.246cm"/>
    </style:style>
    <style:style style:name="Tableau7.C" style:family="table-column">
      <style:table-column-properties style:column-width="7.699cm"/>
    </style:style>
    <style:style style:name="Tableau7.1" style:family="table-row">
      <style:table-row-properties style:min-row-height="0.199cm" fo:keep-together="auto"/>
    </style:style>
    <style:style style:name="Tableau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7.2" style:family="table-row">
      <style:table-row-properties style:min-row-height="1.071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7.3" style:family="table-row">
      <style:table-row-properties style:min-row-height="0.101cm" fo:keep-together="auto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7.4" style:family="table-row">
      <style:table-row-properties style:min-row-height="0.801cm" fo:keep-together="auto"/>
    </style:style>
    <style:style style:name="Tableau7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" style:family="table">
      <style:table-properties style:width="17.194cm" fo:margin-left="-0.691cm" fo:margin-top="0cm" fo:margin-bottom="0cm" table:align="left" style:writing-mode="lr-tb"/>
    </style:style>
    <style:style style:name="Tableau12.A" style:family="table-column">
      <style:table-column-properties style:column-width="5.249cm"/>
    </style:style>
    <style:style style:name="Tableau12.B" style:family="table-column">
      <style:table-column-properties style:column-width="4.246cm"/>
    </style:style>
    <style:style style:name="Tableau12.C" style:family="table-column">
      <style:table-column-properties style:column-width="7.699cm"/>
    </style:style>
    <style:style style:name="Tableau12.1" style:family="table-row">
      <style:table-row-properties style:min-row-height="0.199cm" fo:keep-together="auto"/>
    </style:style>
    <style:style style:name="Tableau12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2.2" style:family="table-row">
      <style:table-row-properties style:min-row-height="1.071cm" fo:keep-together="auto"/>
    </style:style>
    <style:style style:name="Tableau12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2.3" style:family="table-row">
      <style:table-row-properties style:min-row-height="0.101cm" fo:keep-together="auto"/>
    </style:style>
    <style:style style:name="Tableau12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2.4" style:family="table-row">
      <style:table-row-properties style:min-row-height="0.801cm" fo:keep-together="auto"/>
    </style:style>
    <style:style style:name="Tableau12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" style:family="table">
      <style:table-properties style:width="17.194cm" fo:margin-left="-0.691cm" fo:margin-top="0cm" fo:margin-bottom="0cm" table:align="left" style:writing-mode="lr-tb"/>
    </style:style>
    <style:style style:name="Tableau13.A" style:family="table-column">
      <style:table-column-properties style:column-width="5.249cm"/>
    </style:style>
    <style:style style:name="Tableau13.B" style:family="table-column">
      <style:table-column-properties style:column-width="4.246cm"/>
    </style:style>
    <style:style style:name="Tableau13.C" style:family="table-column">
      <style:table-column-properties style:column-width="7.699cm"/>
    </style:style>
    <style:style style:name="Tableau13.1" style:family="table-row">
      <style:table-row-properties style:min-row-height="0.199cm" fo:keep-together="auto"/>
    </style:style>
    <style:style style:name="Tableau1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3.2" style:family="table-row">
      <style:table-row-properties style:min-row-height="1.071cm" fo:keep-together="auto"/>
    </style:style>
    <style:style style:name="Tableau1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3.3" style:family="table-row">
      <style:table-row-properties style:min-row-height="0.101cm" fo:keep-together="auto"/>
    </style:style>
    <style:style style:name="Tableau1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3.4" style:family="table-row">
      <style:table-row-properties style:min-row-height="0.801cm" fo:keep-together="auto"/>
    </style:style>
    <style:style style:name="Tableau13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Footer">
      <style:paragraph-properties fo:margin-left="-0.751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MP8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9" style:family="paragraph">
      <loext:graphic-properties draw:fill="none"/>
      <style:paragraph-properties fo:text-align="start"/>
      <style:text-properties fo:color="#000000" loext:opacity="100%" fo:font-size="18pt"/>
    </style:style>
    <style:style style:name="MP10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MT1" style:family="text">
      <style:text-properties fo:font-variant="small-caps" style:font-name="Arial" fo:font-size="18pt" style:font-size-asian="18pt" style:font-name-complex="Arial1" style:font-size-complex="18pt"/>
    </style:style>
    <style:style style:name="MT2" style:family="text">
      <style:text-properties fo:font-variant="small-caps" style:font-name="Arial" fo:font-size="10pt" style:font-size-asian="10pt" style:font-name-complex="Arial1" style:font-size-complex="10pt"/>
    </style:style>
    <style:style style:name="MT3" style:family="text">
      <style:text-properties fo:font-variant="small-caps" fo:font-size="24pt" style:font-size-asian="24pt" style:font-name-complex="Calibri1" style:font-size-complex="24pt"/>
    </style:style>
    <style:style style:name="MT4" style:family="text">
      <style:text-properties fo:font-variant="small-caps"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name-complex="Calibri1" style:font-size-complex="36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5" style:family="text">
      <style:text-properties fo:font-variant="small-caps" fo:color="#595959" loext:opacity="100%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6" style:family="text">
      <style:text-properties fo:font-variant="small-caps" fo:color="#595959" loext:opacity="100%" style:text-position="14% 100%" fo:font-size="22pt" fo:language="fr" fo:country="FR" style:letter-kerning="false" style:font-name-asian="Calibri1" style:font-size-asian="22pt" style:language-asian="en" style:country-asian="US" style:font-name-complex="Calibri1" style:font-size-complex="22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7" style:family="text">
      <style:text-properties fo:font-variant="small-caps" style:font-name="Arial" fo:font-size="1pt" style:font-size-asian="1pt" style:font-name-complex="Arial1" style:font-size-complex="1pt"/>
    </style:style>
    <style:style style:name="MT8" style:family="text"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light1" loext:color-type="theme"/>
      </style:text-properties>
    </style:style>
    <style:style style:name="MT9" style:family="text">
      <style:text-properties fo:font-variant="small-caps" fo:color="#ffffff" loext:opacity="100%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>
        <loext:char-complex-color loext:theme-type="light1" loext:color-type="theme"/>
      </style:text-properties>
    </style:style>
    <style:style style:name="MT10" style:family="text">
      <style:text-properties fo:color="#7f7f7f" loext:opacity="100%" fo:font-size="9pt" style:font-size-asian="9pt" style:font-size-complex="9pt"/>
    </style:style>
    <style:style style:name="MT11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T12" style:family="text">
      <style:text-properties fo:color="#7f7f7f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13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4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15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MT16" style:family="text">
      <style:text-properties fo:font-variant="small-caps"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17" style:family="text">
      <style:text-properties fo:font-variant="small-caps" fo:color="#595959" loext:opacity="100%" style:text-position="21% 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18" style:family="text">
      <style:text-properties fo:font-variant="small-caps" style:font-name="Arial" fo:font-size="16pt" style:font-size-asian="16pt" style:font-name-complex="Arial1" style:font-size-complex="16pt"/>
    </style:style>
    <style:style style:name="MT19" style:family="text">
      <style:text-properties fo:color="#ffffff" loext:opacity="100%" style:font-name="Wingdings 31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light1" loext:color-type="theme"/>
      </style:text-properties>
    </style:style>
    <style:style style:name="MT20" style:family="text">
      <style:text-properties fo:font-variant="small-caps" fo:color="#ffffff" loext:opacity="100%" style:font-name="Arial" fo:font-size="16pt" fo:language="fr" fo:country="FR" style:letter-kerning="false" style:font-name-asian="Calibri1" style:font-size-asian="16pt" style:language-asian="en" style:country-asian="US" style:font-name-complex="Arial1" style:font-size-complex="16pt" style:language-complex="ar" style:country-complex="SA">
        <loext:char-complex-color loext:theme-type="light1" loext:color-type="theme"/>
      </style:text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1" loext:marker-style-name="MT1"><draw:frame draw:style-name="Mfr1" draw:name="Image 3" text:anchor-type="as-char" svg:width="3.186cm" svg:height="3.572cm" draw:z-index="75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3.B1" office:value-type="string">
              <text:p text:style-name="MP2" loext:marker-style-name="MT2"/>
            </table:table-cell>
            <table:table-cell table:style-name="Tableau3.B1" office:value-type="string">
              <text:p text:style-name="MP2" loext:marker-style-name="MT2"/>
            </table:table-cell>
            <table:table-cell table:style-name="Tableau3.B1" office:value-type="string">
              <text:p text:style-name="MP2" loext:marker-style-name="MT2"/>
            </table:table-cell>
          </table:table-row>
          <table:table-row table:style-name="Tableau3.2">
            <table:covered-table-cell table:style-name="Tableau3.A1"/>
            <table:table-cell table:style-name="Tableau3.B2" table:number-columns-spanned="3" office:value-type="string">
              <text:p text:style-name="MP3" loext:marker-style-name="MT3"><text:span text:style-name="MT4">Dossier Professionnel</text:span><text:span text:style-name="MT5"> </text:span><text:span text:style-name="MT6">(DP)</text:span></text:p>
            </table:table-cell>
            <table:covered-table-cell/>
            <table:covered-table-cell/>
          </table:table-row>
          <table:table-row table:style-name="Tableau3.3">
            <table:covered-table-cell table:style-name="Tableau3.A1"/>
            <table:table-cell table:style-name="Tableau3.B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3.4">
            <table:covered-table-cell table:style-name="Tableau3.A1"/>
            <table:table-cell table:style-name="Tableau3.B4" office:value-type="string">
              <text:p text:style-name="MP5" loext:marker-style-name="MT1"/>
            </table:table-cell>
            <table:table-cell table:style-name="Tableau3.C4" office:value-type="string">
              <text:p text:style-name="MP5" loext:marker-style-name="MT1"/>
            </table:table-cell>
            <table:table-cell table:style-name="Tableau3.D4" office:value-type="string">
              <text:p text:style-name="MP6" loext:marker-style-name="MT1"><text:span text:style-name="MT8"></text:span><text:span text:style-name="MT9"/></text:p>
            </table:table-cell>
          </table:table-row>
          <table:table-row table:style-name="Tableau3.3">
            <table:covered-table-cell table:style-name="Tableau3.A5"/>
            <table:table-cell table:style-name="Tableau3.B5" office:value-type="string">
              <text:p text:style-name="MP4" loext:marker-style-name="MT7"/>
            </table:table-cell>
            <table:table-cell table:style-name="Tableau3.C5" office:value-type="string">
              <text:p text:style-name="MP4" loext:marker-style-name="MT7"/>
            </table:table-cell>
            <table:table-cell table:style-name="Tableau3.D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0" draw:name="Forme automatique 2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1" draw:name="Forme automatique 2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1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4.4">
            <table:table-cell table:style-name="Tableau4.A4" office:value-type="string">
              <text:p text:style-name="MP5" loext:marker-style-name="MT1"/>
            </table:table-cell>
            <table:table-cell table:style-name="Tableau4.B4" office:value-type="string">
              <text:p text:style-name="MP5" loext:marker-style-name="MT1"/>
            </table:table-cell>
            <table:table-cell table:style-name="Tableau4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4.3">
            <table:table-cell table:style-name="Tableau4.A5" office:value-type="string">
              <text:p text:style-name="MP4" loext:marker-style-name="MT7"/>
            </table:table-cell>
            <table:table-cell table:style-name="Tableau4.B5" office:value-type="string">
              <text:p text:style-name="MP4" loext:marker-style-name="MT7"/>
            </table:table-cell>
            <table:table-cell table:style-name="Tableau4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2" draw:name="Forme automatique 1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" draw:name="Forme automatique 3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2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2" style:page-layout-name="Mpm2" draw:style-name="Mdp1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4" loext:marker-style-name="MT7"/>
            </table:table-cell>
            <table:table-cell table:style-name="Tableau7.A1" office:value-type="string">
              <text:p text:style-name="MP4" loext:marker-style-name="MT7"/>
            </table:table-cell>
            <table:table-cell table:style-name="Tableau7.A1" office:value-type="string">
              <text:p text:style-name="MP4" loext:marker-style-name="MT7"/>
            </table:table-cell>
          </table:table-row>
          <table:table-row table:style-name="Tableau7.2">
            <table:table-cell table:style-name="Tableau7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7.3">
            <table:table-cell table:style-name="Tableau7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7.4">
            <table:table-cell table:style-name="Tableau7.A4" office:value-type="string">
              <text:p text:style-name="MP5" loext:marker-style-name="MT1"/>
            </table:table-cell>
            <table:table-cell table:style-name="Tableau7.B4" office:value-type="string">
              <text:p text:style-name="MP5" loext:marker-style-name="MT1"/>
            </table:table-cell>
            <table:table-cell table:style-name="Tableau7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7.3">
            <table:table-cell table:style-name="Tableau7.A5" office:value-type="string">
              <text:p text:style-name="MP4" loext:marker-style-name="MT7"/>
            </table:table-cell>
            <table:table-cell table:style-name="Tableau7.B5" office:value-type="string">
              <text:p text:style-name="MP4" loext:marker-style-name="MT7"/>
            </table:table-cell>
            <table:table-cell table:style-name="Tableau7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5" draw:name="Forme automatique 4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8" draw:name="Forme automatique 5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4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3" style:page-layout-name="Mpm2" draw:style-name="Mdp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4" loext:marker-style-name="MT7"/>
            </table:table-cell>
            <table:table-cell table:style-name="Tableau12.A1" office:value-type="string">
              <text:p text:style-name="MP4" loext:marker-style-name="MT7"/>
            </table:table-cell>
            <table:table-cell table:style-name="Tableau12.A1" office:value-type="string">
              <text:p text:style-name="MP4" loext:marker-style-name="MT7"/>
            </table:table-cell>
          </table:table-row>
          <table:table-row table:style-name="Tableau12.2">
            <table:table-cell table:style-name="Tableau12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12.3">
            <table:table-cell table:style-name="Tableau12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12.4">
            <table:table-cell table:style-name="Tableau12.A4" office:value-type="string">
              <text:p text:style-name="MP5" loext:marker-style-name="MT1"/>
            </table:table-cell>
            <table:table-cell table:style-name="Tableau12.B4" office:value-type="string">
              <text:p text:style-name="MP5" loext:marker-style-name="MT1"/>
            </table:table-cell>
            <table:table-cell table:style-name="Tableau12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12.3">
            <table:table-cell table:style-name="Tableau12.A5" office:value-type="string">
              <text:p text:style-name="MP4" loext:marker-style-name="MT7"/>
            </table:table-cell>
            <table:table-cell table:style-name="Tableau12.B5" office:value-type="string">
              <text:p text:style-name="MP4" loext:marker-style-name="MT7"/>
            </table:table-cell>
            <table:table-cell table:style-name="Tableau12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21" draw:name="Forme automatique 6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3" draw:name="Forme automatique 7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6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4" style:page-layout-name="Mpm2" draw:style-name="Mdp1">
      <style:head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office:value-type="string">
              <text:p text:style-name="MP4" loext:marker-style-name="MT7"/>
            </table:table-cell>
            <table:table-cell table:style-name="Tableau13.A1" office:value-type="string">
              <text:p text:style-name="MP4" loext:marker-style-name="MT7"/>
            </table:table-cell>
            <table:table-cell table:style-name="Tableau13.A1" office:value-type="string">
              <text:p text:style-name="MP4" loext:marker-style-name="MT7"/>
            </table:table-cell>
          </table:table-row>
          <table:table-row table:style-name="Tableau13.2">
            <table:table-cell table:style-name="Tableau13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13.3">
            <table:table-cell table:style-name="Tableau13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13.4">
            <table:table-cell table:style-name="Tableau13.A4" office:value-type="string">
              <text:p text:style-name="MP5" loext:marker-style-name="MT1"/>
            </table:table-cell>
            <table:table-cell table:style-name="Tableau13.B4" office:value-type="string">
              <text:p text:style-name="MP5" loext:marker-style-name="MT1"/>
            </table:table-cell>
            <table:table-cell table:style-name="Tableau13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13.3">
            <table:table-cell table:style-name="Tableau13.A5" office:value-type="string">
              <text:p text:style-name="MP4" loext:marker-style-name="MT7"/>
            </table:table-cell>
            <table:table-cell table:style-name="Tableau13.B5" office:value-type="string">
              <text:p text:style-name="MP4" loext:marker-style-name="MT7"/>
            </table:table-cell>
            <table:table-cell table:style-name="Tableau13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34" draw:name="Forme automatique 8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6" draw:name="Forme automatique 9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7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5" style:page-layout-name="Mpm2" draw:style-name="Mdp1">
      <style:header>
        <text:p text:style-name="Header"/>
      </style:header>
      <style:footer>
        <text:p text:style-name="MP7" loext:marker-style-name="MT10"><draw:custom-shape text:anchor-type="char" draw:z-index="9" draw:name="Forme automatique 10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5" draw:name="Forme automatique 11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8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1-28T15:40:00</meta:creation-date>
    <meta:initial-creator>Monquet Miguel</meta:initial-creator>
    <dc:language>fr-FR</dc:language>
    <meta:print-date>2016-01-14T09:15:00</meta:print-date>
    <dc:date>2024-05-23T14:18:45.488000000</dc:date>
    <meta:editing-cycles>16</meta:editing-cycles>
    <meta:editing-duration>PT6H26M10S</meta:editing-duration>
    <meta:generator>LibreOffice/7.6.2.1$Windows_X86_64 LibreOffice_project/56f7684011345957bbf33a7ee678afaf4d2ba333</meta:generator>
    <meta:document-statistic meta:table-count="17" meta:image-count="1" meta:object-count="0" meta:page-count="18" meta:paragraph-count="271" meta:word-count="1464" meta:character-count="9427" meta:non-whitespace-character-count="8166"/>
    <meta:user-defined meta:name="AppVersion">15.0000</meta:user-defined>
    <meta:user-defined meta:name="Company">AFPA</meta:user-defined>
    <meta:user-defined meta:name="DocSecurity" meta:value-type="float">4</meta:user-defined>
    <meta:template xlink:type="simple" xlink:actuate="onRequest" xlink:title="Normal.dotm" xlink:href=""/>
  </office:meta>
</office:document-meta>
</file>